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6563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4583in"/>
    </style:style>
    <style:style style:name="co7" style:family="table-column">
      <style:table-column-properties fo:break-before="auto" style:column-width="1.3957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able-cell-properties fo:background-color="#00ccff"/>
    </style:style>
    <style:style style:name="ce4" style:family="table-cell" style:parent-style-name="Default" style:data-style-name="N0">
      <style:table-cell-properties fo:background-color="#99ff66"/>
    </style:style>
    <style:style style:name="ce5" style:family="table-cell" style:parent-style-name="Default" style:data-style-name="N0">
      <style:table-cell-properties fo:background-color="#33ff99"/>
    </style:style>
    <style:style style:name="ce6" style:family="table-cell" style:parent-style-name="Default" style:data-style-name="N0">
      <style:table-cell-properties fo:background-color="#66ffff"/>
    </style:style>
    <style:style style:name="ce7" style:family="table-cell" style:parent-style-name="Default" style:data-style-name="N0">
      <style:table-cell-properties fo:background-color="#6666ff"/>
    </style:style>
    <style:style style:name="ce8" style:family="table-cell" style:parent-style-name="Default" style:data-style-name="N0">
      <style:table-cell-properties fo:background-color="#ffcc00"/>
    </style:style>
    <style:style style:name="ce9" style:family="table-cell" style:parent-style-name="Default" style:data-style-name="N0">
      <style:table-cell-properties fo:background-color="#9900ff"/>
    </style:style>
    <style:style style:name="ce10" style:family="table-cell" style:parent-style-name="Default" style:data-style-name="N0">
      <style:table-cell-properties fo:background-color="#ff33ff"/>
    </style:style>
    <style:style style:name="ce11" style:family="table-cell" style:parent-style-name="Default" style:data-style-name="N0">
      <style:table-cell-properties fo:background-color="#ff00cc"/>
    </style:style>
    <style:style style:name="ce12" style:family="table-cell" style:parent-style-name="Default" style:data-style-name="N0">
      <style:table-cell-properties fo:background-color="#ff3333"/>
    </style:style>
    <style:style style:name="ce13" style:family="table-cell" style:parent-style-name="Default" style:data-style-name="N0">
      <style:table-cell-properties fo:background-color="#ff6600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Default" style:data-style-name="N0">
      <style:table-cell-properties fo:background-color="#cccccc"/>
    </style:style>
    <style:style style:name="ce16" style:family="table-cell" style:parent-style-name="Default" style:data-style-name="N0">
      <style:table-cell-properties fo:background-color="#808080"/>
    </style:style>
    <style:style style:name="ce17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column table:style-name="co9" table:default-cell-style-name="ce1"/>
        <table:table-row table:style-name="ro1">
          <table:table-cell office:value-type="string">
            <text:p>List</text:p>
          </table:table-cell>
          <table:table-cell office:value-type="string">
            <text:p>Discription</text:p>
          </table:table-cell>
          <table:table-cell office:value-type="string">
            <text:p>Title screen</text:p>
          </table:table-cell>
          <table:table-cell office:value-type="string">
            <text:p>Hex file</text:p>
          </table:table-cell>
          <table:table-cell office:value-type="string">
            <text:p>Data file</text:p>
          </table:table-cell>
          <table:table-cell office:value-type="string">
            <text:p>Save file</text:p>
          </table:table-cell>
          <table:table-cell office:value-type="string">
            <text:p>Likes</text:p>
          </table:table-cell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ootloader</text:p>
          </table:table-cell>
          <table:table-cell office:value-type="string">
            <text:p>arduboy-fx-loader.png</text:p>
          </table:table-cell>
          <table:table-cell table:number-columns-repeated="1021"/>
        </table:table-row>
        <table:table-row table:style-name="ro1">
          <table:table-cell table:style-name="ce2" table:formula="of:=[.A2]+1" office:value-type="float" office:value="1">
            <text:p>1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category-screens\Action.png</text:p>
          </table:table-cell>
          <table:table-cell table:style-name="ce2" table:number-columns-repeated="1021"/>
        </table:table-row>
        <table:table-row table:style-name="ro1">
          <table:table-cell table:formula="of:=[.A3]" office:value-type="float" office:value="1">
            <text:p>1</text:p>
          </table:table-cell>
          <table:table-cell office:value-type="string">
            <text:p>Hopper</text:p>
          </table:table-cell>
          <table:table-cell office:value-type="string">
            <text:p>Action\hopper.png</text:p>
          </table:table-cell>
          <table:table-cell office:value-type="string">
            <text:p>Action\hopper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4]" office:value-type="float" office:value="1">
            <text:p>1</text:p>
          </table:table-cell>
          <table:table-cell office:value-type="string">
            <text:p>Lasers</text:p>
          </table:table-cell>
          <table:table-cell office:value-type="string">
            <text:p>Arcade\Lasers.png</text:p>
          </table:table-cell>
          <table:table-cell office:value-type="string">
            <text:p>Arcade\Laser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5]" office:value-type="float" office:value="1">
            <text:p>1</text:p>
          </table:table-cell>
          <table:table-cell office:value-type="string">
            <text:p>chribocchi</text:p>
          </table:table-cell>
          <table:table-cell office:value-type="string">
            <text:p>Arcade\chribocchi.png</text:p>
          </table:table-cell>
          <table:table-cell office:value-type="string">
            <text:p>Arcade\chribocchi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]" office:value-type="float" office:value="1">
            <text:p>1</text:p>
          </table:table-cell>
          <table:table-cell office:value-type="string">
            <text:p>Bangi</text:p>
          </table:table-cell>
          <table:table-cell office:value-type="string">
            <text:p>Action\Bangi.png</text:p>
          </table:table-cell>
          <table:table-cell office:value-type="string">
            <text:p>Action\Bangi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7]" office:value-type="float" office:value="1">
            <text:p>1</text:p>
          </table:table-cell>
          <table:table-cell office:value-type="string">
            <text:p>Choplifter</text:p>
          </table:table-cell>
          <table:table-cell office:value-type="string">
            <text:p>Action\Choplifter.png</text:p>
          </table:table-cell>
          <table:table-cell office:value-type="string">
            <text:p>Action\Choplift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8]" office:value-type="float" office:value="1">
            <text:p>1</text:p>
          </table:table-cell>
          <table:table-cell office:value-type="string">
            <text:p>FestiveFight</text:p>
          </table:table-cell>
          <table:table-cell office:value-type="string">
            <text:p>Misc\FestiveFight.png</text:p>
          </table:table-cell>
          <table:table-cell office:value-type="string">
            <text:p>Misc\FestiveFigh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]" office:value-type="float" office:value="1">
            <text:p>1</text:p>
          </table:table-cell>
          <table:table-cell office:value-type="string">
            <text:p>Karatega</text:p>
          </table:table-cell>
          <table:table-cell office:value-type="string">
            <text:p>Action\Karatega.png</text:p>
          </table:table-cell>
          <table:table-cell office:value-type="string">
            <text:p>Action\Karatega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]" office:value-type="float" office:value="1">
            <text:p>1</text:p>
          </table:table-cell>
          <table:table-cell office:value-type="string">
            <text:p>Kungfuescape</text:p>
          </table:table-cell>
          <table:table-cell office:value-type="string">
            <text:p>Arcade\Kungfuescape.png</text:p>
          </table:table-cell>
          <table:table-cell office:value-type="string">
            <text:p>Arcade\Kungfuescap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azazel</text:p>
          </table:table-cell>
          <table:table-cell table:number-columns-repeated="1016"/>
        </table:table-row>
        <table:table-row table:style-name="ro1">
          <table:table-cell table:formula="of:=[.A11]" office:value-type="float" office:value="1">
            <text:p>1</text:p>
          </table:table-cell>
          <table:table-cell office:value-type="string">
            <text:p>pocketfighter</text:p>
          </table:table-cell>
          <table:table-cell office:value-type="string">
            <text:p>Arcade\pocketfighter.png</text:p>
          </table:table-cell>
          <table:table-cell office:value-type="string">
            <text:p>Arcade\pocketfighte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2]" office:value-type="float" office:value="1">
            <text:p>1</text:p>
          </table:table-cell>
          <table:table-cell office:value-type="string">
            <text:p>ASTEROIDS</text:p>
          </table:table-cell>
          <table:table-cell office:value-type="string">
            <text:p>Arcade\ASTEROIDS.png</text:p>
          </table:table-cell>
          <table:table-cell office:value-type="string">
            <text:p>Arcade\ASTEROIDS.hex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formula="of:=[.A13]" office:value-type="float" office:value="1">
            <text:p>1</text:p>
          </table:table-cell>
          <table:table-cell office:value-type="string">
            <text:p>Helii</text:p>
          </table:table-cell>
          <table:table-cell office:value-type="string">
            <text:p>Action\Helii.png</text:p>
          </table:table-cell>
          <table:table-cell office:value-type="string">
            <text:p>Action\Helii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HSPitMonkey</text:p>
          </table:table-cell>
          <table:table-cell table:number-columns-repeated="1016"/>
        </table:table-row>
        <table:table-row table:style-name="ro1">
          <table:table-cell table:formula="of:=[.A14]" office:value-type="float" office:value="1">
            <text:p>1</text:p>
          </table:table-cell>
          <table:table-cell office:value-type="string">
            <text:p>Bounce</text:p>
          </table:table-cell>
          <table:table-cell office:value-type="string">
            <text:p>Arcade\bounce.png</text:p>
          </table:table-cell>
          <table:table-cell office:value-type="string">
            <text:p>Arcade\bounc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15]" office:value-type="float" office:value="1">
            <text:p>1</text:p>
          </table:table-cell>
          <table:table-cell office:value-type="string">
            <text:p>Pyoro</text:p>
          </table:table-cell>
          <table:table-cell office:value-type="string">
            <text:p>Action\Pyoro.png</text:p>
          </table:table-cell>
          <table:table-cell office:value-type="string">
            <text:p>Action\Pyor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hesola10</text:p>
          </table:table-cell>
          <table:table-cell table:number-columns-repeated="1016"/>
        </table:table-row>
        <table:table-row table:style-name="ro1">
          <table:table-cell table:formula="of:=[.A16]" office:value-type="float" office:value="1">
            <text:p>1</text:p>
          </table:table-cell>
          <table:table-cell office:value-type="string">
            <text:p>ArduBoyng</text:p>
          </table:table-cell>
          <table:table-cell office:value-type="string">
            <text:p>Arcade\ArduBoyng.png</text:p>
          </table:table-cell>
          <table:table-cell office:value-type="string">
            <text:p>Arcade\ArduBoyng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roubadixx</text:p>
          </table:table-cell>
          <table:table-cell table:number-columns-repeated="1016"/>
        </table:table-row>
        <table:table-row table:style-name="ro1">
          <table:table-cell table:formula="of:=[.A17]"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Action\To.png</text:p>
          </table:table-cell>
          <table:table-cell office:value-type="string">
            <text:p>Action\To.hex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formula="of:=[.A18]" office:value-type="float" office:value="1">
            <text:p>1</text:p>
          </table:table-cell>
          <table:table-cell office:value-type="string">
            <text:p>Quadrastic</text:p>
          </table:table-cell>
          <table:table-cell office:value-type="string">
            <text:p>Action\Quadrastic.png</text:p>
          </table:table-cell>
          <table:table-cell office:value-type="string">
            <text:p>Action\Quadrastic.he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9]" office:value-type="float" office:value="1">
            <text:p>1</text:p>
          </table:table-cell>
          <table:table-cell office:value-type="string">
            <text:p>BipBipBip</text:p>
          </table:table-cell>
          <table:table-cell office:value-type="string">
            <text:p>Arcade\BipBipBip.png</text:p>
          </table:table-cell>
          <table:table-cell office:value-type="string">
            <text:p>Arcade\BipBipBip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2">
          <table:table-cell table:formula="of:=[.A20]" office:value-type="float" office:value="1">
            <text:p>1</text:p>
          </table:table-cell>
          <table:table-cell office:value-type="string">
            <text:p>ArduBreakout</text:p>
          </table:table-cell>
          <table:table-cell office:value-type="string">
            <text:p>Arcade\ArduBreakout.png</text:p>
          </table:table-cell>
          <table:table-cell office:value-type="string">
            <text:p>Arcade\ArduBreakout.hex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7" office:value-type="string">
            <text:p>SebGoscik</text:p>
          </table:table-cell>
          <table:table-cell table:number-columns-repeated="1016"/>
        </table:table-row>
        <table:table-row table:style-name="ro1">
          <table:table-cell table:formula="of:=[.A20]" office:value-type="float" office:value="1">
            <text:p>1</text:p>
          </table:table-cell>
          <table:table-cell office:value-type="string">
            <text:p>BreakoutV</text:p>
          </table:table-cell>
          <table:table-cell office:value-type="string">
            <text:p>Arcade\BreakoutV.png</text:p>
          </table:table-cell>
          <table:table-cell office:value-type="string">
            <text:p>Arcade\BreakoutV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2]" office:value-type="float" office:value="1">
            <text:p>1</text:p>
          </table:table-cell>
          <table:table-cell office:value-type="string">
            <text:p>Technomonkey</text:p>
          </table:table-cell>
          <table:table-cell office:value-type="string">
            <text:p>Arcade\Technomonkey.png</text:p>
          </table:table-cell>
          <table:table-cell office:value-type="string">
            <text:p>Arcade\Technomonkey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trobitCoder</text:p>
          </table:table-cell>
          <table:table-cell table:number-columns-repeated="1016"/>
        </table:table-row>
        <table:table-row table:style-name="ro1">
          <table:table-cell table:formula="of:=[.A23]" office:value-type="float" office:value="1">
            <text:p>1</text:p>
          </table:table-cell>
          <table:table-cell office:value-type="string">
            <text:p>snake3</text:p>
          </table:table-cell>
          <table:table-cell office:value-type="string">
            <text:p>Arcade\snake3.png</text:p>
          </table:table-cell>
          <table:table-cell office:value-type="string">
            <text:p>Arcade\snake3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WojciechKo</text:p>
          </table:table-cell>
          <table:table-cell table:number-columns-repeated="1016"/>
        </table:table-row>
        <table:table-row table:style-name="ro1">
          <table:table-cell table:style-name="ce3" table:formula="of:=[.A19]+1" office:value-type="float" office:value="2">
            <text:p>2</text:p>
          </table:table-cell>
          <table:table-cell table:style-name="ce3" office:value-type="string">
            <text:p>Adventure</text:p>
          </table:table-cell>
          <table:table-cell table:style-name="ce3" office:value-type="string">
            <text:p>category-screens\Adventure.png</text:p>
          </table:table-cell>
          <table:table-cell table:style-name="ce3" table:number-columns-repeated="1021"/>
        </table:table-row>
        <table:table-row table:style-name="ro1">
          <table:table-cell table:formula="of:=[.A25]" office:value-type="float" office:value="2">
            <text:p>2</text:p>
          </table:table-cell>
          <table:table-cell office:value-type="string">
            <text:p>Catacombsofthedamned</text:p>
          </table:table-cell>
          <table:table-cell office:value-type="string">
            <text:p>Action\Cotd.png</text:p>
          </table:table-cell>
          <table:table-cell office:value-type="string">
            <text:p>Action\Cotd.hex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6]" office:value-type="float" office:value="2">
            <text:p>2</text:p>
          </table:table-cell>
          <table:table-cell office:value-type="string">
            <text:p>virus</text:p>
          </table:table-cell>
          <table:table-cell office:value-type="string">
            <text:p>arg\virus.png</text:p>
          </table:table-cell>
          <table:table-cell office:value-type="string">
            <text:p>arg\virus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27]" office:value-type="float" office:value="2">
            <text:p>2</text:p>
          </table:table-cell>
          <table:table-cell office:value-type="string">
            <text:p>Glove</text:p>
          </table:table-cell>
          <table:table-cell office:value-type="string">
            <text:p>Action\Glove.png</text:p>
          </table:table-cell>
          <table:table-cell office:value-type="string">
            <text:p>Action\Glove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8]" office:value-type="float" office:value="2">
            <text:p>2</text:p>
          </table:table-cell>
          <table:table-cell office:value-type="string">
            <text:p>Mazogs</text:p>
          </table:table-cell>
          <table:table-cell office:value-type="string">
            <text:p>Action\Mazogs.png</text:p>
          </table:table-cell>
          <table:table-cell office:value-type="string">
            <text:p>Action\Mazog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29]" office:value-type="float" office:value="2">
            <text:p>2</text:p>
          </table:table-cell>
          <table:table-cell office:value-type="string">
            <text:p>ArduIndy</text:p>
          </table:table-cell>
          <table:table-cell office:value-type="string">
            <text:p>Action\ArduIndy.png</text:p>
          </table:table-cell>
          <table:table-cell office:value-type="string">
            <text:p>Action\ArduInd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JacosteCode</text:p>
          </table:table-cell>
          <table:table-cell table:number-columns-repeated="1016"/>
        </table:table-row>
        <table:table-row table:style-name="ro1">
          <table:table-cell table:formula="of:=[.A30]" office:value-type="float" office:value="2">
            <text:p>2</text:p>
          </table:table-cell>
          <table:table-cell office:value-type="string">
            <text:p>Raynetherogue</text:p>
          </table:table-cell>
          <table:table-cell office:value-type="string">
            <text:p>Action\Raynetherogue.png</text:p>
          </table:table-cell>
          <table:table-cell office:value-type="string">
            <text:p>Action\Raynetherogue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31]" office:value-type="float" office:value="2">
            <text:p>2</text:p>
          </table:table-cell>
          <table:table-cell office:value-type="string">
            <text:p>ZooatMidnight</text:p>
          </table:table-cell>
          <table:table-cell office:value-type="string">
            <text:p>Action\zooatmidnight.png</text:p>
          </table:table-cell>
          <table:table-cell office:value-type="string">
            <text:p>Action\zooatmidnight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style-name="ce4" table:formula="of:=[.A32]+1" office:value-type="float" office:value="3">
            <text:p>3</text:p>
          </table:table-cell>
          <table:table-cell table:style-name="ce4" office:value-type="string">
            <text:p>Arcade</text:p>
          </table:table-cell>
          <table:table-cell table:style-name="ce4" office:value-type="string">
            <text:p>category-screens\Arcade.png</text:p>
          </table:table-cell>
          <table:table-cell table:style-name="ce4" table:number-columns-repeated="1021"/>
        </table:table-row>
        <table:table-row table:style-name="ro1">
          <table:table-cell table:formula="of:=[.A33]" office:value-type="float" office:value="3">
            <text:p>3</text:p>
          </table:table-cell>
          <table:table-cell office:value-type="string">
            <text:p>FirePanic</text:p>
          </table:table-cell>
          <table:table-cell office:value-type="string">
            <text:p>Action\FirePanic.png</text:p>
          </table:table-cell>
          <table:table-cell office:value-type="string">
            <text:p>Action\FirePanic.hex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4]" office:value-type="float" office:value="3">
            <text:p>3</text:p>
          </table:table-cell>
          <table:table-cell office:value-type="string">
            <text:p>Kong</text:p>
          </table:table-cell>
          <table:table-cell office:value-type="string">
            <text:p>Arcade\Kong.png</text:p>
          </table:table-cell>
          <table:table-cell office:value-type="string">
            <text:p>Arcade\Kong.hex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5]" office:value-type="float" office:value="3">
            <text:p>3</text:p>
          </table:table-cell>
          <table:table-cell office:value-type="string">
            <text:p>Kong2</text:p>
          </table:table-cell>
          <table:table-cell office:value-type="string">
            <text:p>Arcade\Kong2.png</text:p>
          </table:table-cell>
          <table:table-cell office:value-type="string">
            <text:p>Arcade\Kong2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6]" office:value-type="float" office:value="3">
            <text:p>3</text:p>
          </table:table-cell>
          <table:table-cell office:value-type="string">
            <text:p>Turtlebridge</text:p>
          </table:table-cell>
          <table:table-cell office:value-type="string">
            <text:p>Arcade\Turtlebridge.png</text:p>
          </table:table-cell>
          <table:table-cell office:value-type="string">
            <text:p>Arcade\Turtlebridge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7]" office:value-type="float" office:value="3">
            <text:p>3</text:p>
          </table:table-cell>
          <table:table-cell office:value-type="string">
            <text:p>SpaceCab</text:p>
          </table:table-cell>
          <table:table-cell office:value-type="string">
            <text:p>Arcade\SpaceCab.png</text:p>
          </table:table-cell>
          <table:table-cell office:value-type="string">
            <text:p>Arcade\SpaceCab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38]" office:value-type="float" office:value="3">
            <text:p>3</text:p>
          </table:table-cell>
          <table:table-cell office:value-type="string">
            <text:p>Rooftop</text:p>
          </table:table-cell>
          <table:table-cell office:value-type="string">
            <text:p>Action\rooftop.png</text:p>
          </table:table-cell>
          <table:table-cell office:value-type="string">
            <text:p>Action\rooftop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39]" office:value-type="float" office:value="3">
            <text:p>3</text:p>
          </table:table-cell>
          <table:table-cell office:value-type="string">
            <text:p>BiriBiriBeat</text:p>
          </table:table-cell>
          <table:table-cell office:value-type="string">
            <text:p>Arcade\biribiribeat.png</text:p>
          </table:table-cell>
          <table:table-cell office:value-type="string">
            <text:p>Arcade\biribiribeat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40]" office:value-type="float" office:value="3">
            <text:p>3</text:p>
          </table:table-cell>
          <table:table-cell office:value-type="string">
            <text:p>socialdistance</text:p>
          </table:table-cell>
          <table:table-cell office:value-type="string">
            <text:p>Arcade\socialdistance.png</text:p>
          </table:table-cell>
          <table:table-cell office:value-type="string">
            <text:p>Arcade\socialdistance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msanatan</text:p>
          </table:table-cell>
          <table:table-cell table:number-columns-repeated="1016"/>
        </table:table-row>
        <table:table-row table:style-name="ro1">
          <table:table-cell table:formula="of:=[.A41]" office:value-type="float" office:value="3">
            <text:p>3</text:p>
          </table:table-cell>
          <table:table-cell office:value-type="string">
            <text:p>Backtothejungle</text:p>
          </table:table-cell>
          <table:table-cell office:value-type="string">
            <text:p>Arcade\Backtothejungle.png</text:p>
          </table:table-cell>
          <table:table-cell office:value-type="string">
            <text:p>Arcade\Backtothejung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42]" office:value-type="float" office:value="3">
            <text:p>3</text:p>
          </table:table-cell>
          <table:table-cell office:value-type="string">
            <text:p>Fatsche</text:p>
          </table:table-cell>
          <table:table-cell office:value-type="string">
            <text:p>Arcade\Fatsche.png</text:p>
          </table:table-cell>
          <table:table-cell office:value-type="string">
            <text:p>Arcade\Fatsch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veritazz</text:p>
          </table:table-cell>
          <table:table-cell table:number-columns-repeated="1016"/>
        </table:table-row>
        <table:table-row table:style-name="ro1">
          <table:table-cell table:formula="of:=[.A43]" office:value-type="float" office:value="3">
            <text:p>3</text:p>
          </table:table-cell>
          <table:table-cell office:value-type="string">
            <text:p>BurgardTime</text:p>
          </table:table-cell>
          <table:table-cell office:value-type="string">
            <text:p>Arcade\BurgardTime.png</text:p>
          </table:table-cell>
          <table:table-cell office:value-type="string">
            <text:p>Arcade\BurgardTim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44]" office:value-type="float" office:value="3">
            <text:p>3</text:p>
          </table:table-cell>
          <table:table-cell office:value-type="string">
            <text:p>Arduwhack</text:p>
          </table:table-cell>
          <table:table-cell office:value-type="string">
            <text:p>Arcade\Arduwhack.png</text:p>
          </table:table-cell>
          <table:table-cell office:value-type="string">
            <text:p>Arcade\Arduwha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zeduckmaster</text:p>
          </table:table-cell>
          <table:table-cell table:number-columns-repeated="1016"/>
        </table:table-row>
        <table:table-row table:style-name="ro1">
          <table:table-cell table:formula="of:=[.A45]" office:value-type="float" office:value="3">
            <text:p>3</text:p>
          </table:table-cell>
          <table:table-cell office:value-type="string">
            <text:p>JumpBoy</text:p>
          </table:table-cell>
          <table:table-cell office:value-type="string">
            <text:p>Arcade\JumpBoy.png</text:p>
          </table:table-cell>
          <table:table-cell office:value-type="string">
            <text:p>Arcade\JumpBoy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-iwasaki</text:p>
          </table:table-cell>
          <table:table-cell table:number-columns-repeated="1016"/>
        </table:table-row>
        <table:table-row table:style-name="ro1">
          <table:table-cell table:formula="of:=[.A46]" office:value-type="float" office:value="3">
            <text:p>3</text:p>
          </table:table-cell>
          <table:table-cell office:value-type="string">
            <text:p>pooppanic</text:p>
          </table:table-cell>
          <table:table-cell office:value-type="string">
            <text:p>Arcade\pooppanic.png</text:p>
          </table:table-cell>
          <table:table-cell office:value-type="string">
            <text:p>Arcade\pooppanic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47]" office:value-type="float" office:value="3">
            <text:p>3</text:p>
          </table:table-cell>
          <table:table-cell office:value-type="string">
            <text:p>RoboDodge</text:p>
          </table:table-cell>
          <table:table-cell office:value-type="string">
            <text:p>Arcade\RoboDodge.png</text:p>
          </table:table-cell>
          <table:table-cell office:value-type="string">
            <text:p>Arcade\RoboDodge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Gaveno</text:p>
          </table:table-cell>
          <table:table-cell table:number-columns-repeated="1016"/>
        </table:table-row>
        <table:table-row table:style-name="ro1">
          <table:table-cell table:formula="of:=[.A48]" office:value-type="float" office:value="3">
            <text:p>3</text:p>
          </table:table-cell>
          <table:table-cell office:value-type="string">
            <text:p>Haramberevenge</text:p>
          </table:table-cell>
          <table:table-cell office:value-type="string">
            <text:p>Arcade\Haramberevenge.png</text:p>
          </table:table-cell>
          <table:table-cell office:value-type="string">
            <text:p>Arcade\Harambereven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MorganLapis</text:p>
          </table:table-cell>
          <table:table-cell table:number-columns-repeated="1016"/>
        </table:table-row>
        <table:table-row table:style-name="ro1">
          <table:table-cell table:formula="of:=[.A49]" office:value-type="float" office:value="3">
            <text:p>3</text:p>
          </table:table-cell>
          <table:table-cell office:value-type="string">
            <text:p>APara</text:p>
          </table:table-cell>
          <table:table-cell office:value-type="string">
            <text:p>Arcade\Apara.png</text:p>
          </table:table-cell>
          <table:table-cell office:value-type="string">
            <text:p>Arcade\APara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leovt</text:p>
          </table:table-cell>
          <table:table-cell table:number-columns-repeated="1016"/>
        </table:table-row>
        <table:table-row table:style-name="ro1">
          <table:table-cell table:formula="of:=[.A50]" office:value-type="float" office:value="3">
            <text:p>3</text:p>
          </table:table-cell>
          <table:table-cell office:value-type="string">
            <text:p>Chickenlauncher</text:p>
          </table:table-cell>
          <table:table-cell office:value-type="string">
            <text:p>Arcade\Chickenlauncher.png</text:p>
          </table:table-cell>
          <table:table-cell office:value-type="string">
            <text:p>Arcade\Chickenlaunch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51]" office:value-type="float" office:value="3">
            <text:p>3</text:p>
          </table:table-cell>
          <table:table-cell office:value-type="string">
            <text:p>Dancerow</text:p>
          </table:table-cell>
          <table:table-cell office:value-type="string">
            <text:p>Arcade\Dancerow.png</text:p>
          </table:table-cell>
          <table:table-cell office:value-type="string">
            <text:p>Arcade\Dancerow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52]" office:value-type="float" office:value="3">
            <text:p>3</text:p>
          </table:table-cell>
          <table:table-cell office:value-type="string">
            <text:p>keykat</text:p>
          </table:table-cell>
          <table:table-cell office:value-type="string">
            <text:p>Arcade\keykat.png</text:p>
          </table:table-cell>
          <table:table-cell office:value-type="string">
            <text:p>Arcade\keykat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ngwen</text:p>
          </table:table-cell>
          <table:table-cell table:number-columns-repeated="1016"/>
        </table:table-row>
        <table:table-row table:style-name="ro1">
          <table:table-cell table:formula="of:=[.A53]" office:value-type="float" office:value="3">
            <text:p>3</text:p>
          </table:table-cell>
          <table:table-cell office:value-type="string">
            <text:p>DeepDishNine</text:p>
          </table:table-cell>
          <table:table-cell office:value-type="string">
            <text:p>Misc\DeepDishNine.png</text:p>
          </table:table-cell>
          <table:table-cell office:value-type="string">
            <text:p>Misc\DeepDishNin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formula="of:=[.A54]" office:value-type="float" office:value="3">
            <text:p>3</text:p>
          </table:table-cell>
          <table:table-cell office:value-type="string">
            <text:p>2PlayersPack</text:p>
          </table:table-cell>
          <table:table-cell office:value-type="string">
            <text:p>Arcade\2PlayersPack.png</text:p>
          </table:table-cell>
          <table:table-cell office:value-type="string">
            <text:p>Arcade\2PlayersPack.hex</text:p>
          </table:table-cell>
          <table:table-cell table:number-columns-repeated="1020"/>
        </table:table-row>
        <table:table-row table:style-name="ro1">
          <table:table-cell table:formula="of:=[.A55]" office:value-type="float" office:value="3">
            <text:p>3</text:p>
          </table:table-cell>
          <table:table-cell office:value-type="string">
            <text:p>Arduman</text:p>
          </table:table-cell>
          <table:table-cell office:value-type="string">
            <text:p>Arcade\Arduman.png</text:p>
          </table:table-cell>
          <table:table-cell office:value-type="string">
            <text:p>Arcade\Arduman.hex</text:p>
          </table:table-cell>
          <table:table-cell table:number-columns-repeated="3"/>
          <table:table-cell office:value-type="string">
            <text:p>Seth</text:p>
          </table:table-cell>
          <table:table-cell table:number-columns-repeated="1016"/>
        </table:table-row>
        <table:table-row table:style-name="ro1">
          <table:table-cell table:formula="of:=[.A56]" office:value-type="float" office:value="3">
            <text:p>3</text:p>
          </table:table-cell>
          <table:table-cell office:value-type="string">
            <text:p>Crateconfusion</text:p>
          </table:table-cell>
          <table:table-cell office:value-type="string">
            <text:p>Arcade\Crateconfusion.png</text:p>
          </table:table-cell>
          <table:table-cell office:value-type="string">
            <text:p>Arcade\Crateconfusion.hex</text:p>
          </table:table-cell>
          <table:table-cell table:number-columns-repeated="3"/>
          <table:table-cell office:value-type="string">
            <text:p>Phoboslab</text:p>
          </table:table-cell>
          <table:table-cell table:number-columns-repeated="1016"/>
        </table:table-row>
        <table:table-row table:style-name="ro1">
          <table:table-cell table:formula="of:=[.A57]" office:value-type="float" office:value="3">
            <text:p>3</text:p>
          </table:table-cell>
          <table:table-cell office:value-type="string">
            <text:p>Ohyougonnadie</text:p>
          </table:table-cell>
          <table:table-cell office:value-type="string">
            <text:p>Arcade\oygd.png</text:p>
          </table:table-cell>
          <table:table-cell office:value-type="string">
            <text:p>Arcade\oygd.hex</text:p>
          </table:table-cell>
          <table:table-cell table:number-columns-repeated="1020"/>
        </table:table-row>
        <table:table-row table:style-name="ro1">
          <table:table-cell table:formula="of:=[.A58]" office:value-type="float" office:value="3">
            <text:p>3</text:p>
          </table:table-cell>
          <table:table-cell office:value-type="string">
            <text:p>Tinydepth</text:p>
          </table:table-cell>
          <table:table-cell office:value-type="string">
            <text:p>Action\Tinydepth.png</text:p>
          </table:table-cell>
          <table:table-cell office:value-type="string">
            <text:p>Action\Tinydepth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59]" office:value-type="float" office:value="3">
            <text:p>3</text:p>
          </table:table-cell>
          <table:table-cell office:value-type="string">
            <text:p>PrizeFrenzy</text:p>
          </table:table-cell>
          <table:table-cell office:value-type="string">
            <text:p>Puzzle\prizefrenzy.png</text:p>
          </table:table-cell>
          <table:table-cell office:value-type="string">
            <text:p>Puzzle\prizefrenz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style-name="ce5" table:formula="of:=[.A59]+1" office:value-type="float" office:value="4">
            <text:p>4</text:p>
          </table:table-cell>
          <table:table-cell table:style-name="ce5" office:value-type="string">
            <text:p>Runner</text:p>
          </table:table-cell>
          <table:table-cell table:style-name="ce5" office:value-type="string">
            <text:p>category-screens\Runner.png</text:p>
          </table:table-cell>
          <table:table-cell table:style-name="ce5" table:number-columns-repeated="1021"/>
        </table:table-row>
        <table:table-row table:style-name="ro1">
          <table:table-cell table:formula="of:=[.A61]" office:value-type="float" office:value="4">
            <text:p>4</text:p>
          </table:table-cell>
          <table:table-cell office:value-type="string">
            <text:p>hollowseeker</text:p>
          </table:table-cell>
          <table:table-cell office:value-type="string">
            <text:p>Arcade\hollowseeker.png</text:p>
          </table:table-cell>
          <table:table-cell office:value-type="string">
            <text:p>Arcade\hollowseeker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62]" office:value-type="float" office:value="4">
            <text:p>4</text:p>
          </table:table-cell>
          <table:table-cell office:value-type="string">
            <text:p>Chromedino</text:p>
          </table:table-cell>
          <table:table-cell office:value-type="string">
            <text:p>Arcade\Chromedino.png</text:p>
          </table:table-cell>
          <table:table-cell office:value-type="string">
            <text:p>Arcade\Chromedino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laki</text:p>
          </table:table-cell>
          <table:table-cell table:number-columns-repeated="1016"/>
        </table:table-row>
        <table:table-row table:style-name="ro1">
          <table:table-cell table:formula="of:=[.A63]" office:value-type="float" office:value="4">
            <text:p>4</text:p>
          </table:table-cell>
          <table:table-cell office:value-type="string">
            <text:p>Flappyball</text:p>
          </table:table-cell>
          <table:table-cell office:value-type="string">
            <text:p>Arcade\Flappyball.png</text:p>
          </table:table-cell>
          <table:table-cell office:value-type="string">
            <text:p>Arcade\Flappyball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64]" office:value-type="float" office:value="4">
            <text:p>4</text:p>
          </table:table-cell>
          <table:table-cell office:value-type="string">
            <text:p>ZooEscape</text:p>
          </table:table-cell>
          <table:table-cell office:value-type="string">
            <text:p>Action\ZooEscape.png</text:p>
          </table:table-cell>
          <table:table-cell office:value-type="string">
            <text:p>Action\ZooEscap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erJerez</text:p>
          </table:table-cell>
          <table:table-cell table:number-columns-repeated="1016"/>
        </table:table-row>
        <table:table-row table:style-name="ro1">
          <table:table-cell table:formula="of:=[.A65]" office:value-type="float" office:value="4">
            <text:p>4</text:p>
          </table:table-cell>
          <table:table-cell office:value-type="string">
            <text:p>ShadowRunner</text:p>
          </table:table-cell>
          <table:table-cell office:value-type="string">
            <text:p>arg\ShadowRunner.png</text:p>
          </table:table-cell>
          <table:table-cell office:value-type="string">
            <text:p>arg\ShadowRunn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66]" office:value-type="float" office:value="4">
            <text:p>4</text:p>
          </table:table-cell>
          <table:table-cell office:value-type="string">
            <text:p>Roorun</text:p>
          </table:table-cell>
          <table:table-cell office:value-type="string">
            <text:p>Arcade\Roorun.png</text:p>
          </table:table-cell>
          <table:table-cell office:value-type="string">
            <text:p>Arcade\Rooru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67]" office:value-type="float" office:value="4">
            <text:p>4</text:p>
          </table:table-cell>
          <table:table-cell office:value-type="string">
            <text:p>Leannathelion</text:p>
          </table:table-cell>
          <table:table-cell office:value-type="string">
            <text:p>Arcade\Leannathelion.png</text:p>
          </table:table-cell>
          <table:table-cell office:value-type="string">
            <text:p>Arcade\Leannathelion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ArduBuggy</text:p>
          </table:table-cell>
          <table:table-cell office:value-type="string">
            <text:p>Arcade\ArduBuggy.png</text:p>
          </table:table-cell>
          <table:table-cell office:value-type="string">
            <text:p>Arcade\ArduBugg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Nono_Nono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Fanboat</text:p>
          </table:table-cell>
          <table:table-cell office:value-type="string">
            <text:p>Arcade\Fanboat.png</text:p>
          </table:table-cell>
          <table:table-cell office:value-type="string">
            <text:p>Arcade\Fanboat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fanboat</text:p>
          </table:table-cell>
          <table:table-cell table:number-columns-repeated="1016"/>
        </table:table-row>
        <table:table-row table:style-name="ro1">
          <table:table-cell table:formula="of:=[.A68]" office:value-type="float" office:value="4">
            <text:p>4</text:p>
          </table:table-cell>
          <table:table-cell office:value-type="string">
            <text:p>Flappybird</text:p>
          </table:table-cell>
          <table:table-cell office:value-type="string">
            <text:p>Arcade\Flappybird.png</text:p>
          </table:table-cell>
          <table:table-cell office:value-type="string">
            <text:p>Arcade\Flappybird.hex</text:p>
          </table:table-cell>
          <table:table-cell table:number-columns-repeated="3"/>
          <table:table-cell office:value-type="string">
            <text:p>GameExpress</text:p>
          </table:table-cell>
          <table:table-cell table:number-columns-repeated="1016"/>
        </table:table-row>
        <table:table-row table:style-name="ro1">
          <table:table-cell table:formula="of:=[.A71]" office:value-type="float" office:value="4">
            <text:p>4</text:p>
          </table:table-cell>
          <table:table-cell office:value-type="string">
            <text:p>YouWontSurvive</text:p>
          </table:table-cell>
          <table:table-cell office:value-type="string">
            <text:p>Arcade\YouWontSurvive.png</text:p>
          </table:table-cell>
          <table:table-cell office:value-type="string">
            <text:p>Arcade\YouWontSurviv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AstroAndre</text:p>
          </table:table-cell>
          <table:table-cell table:number-columns-repeated="1016"/>
        </table:table-row>
        <table:table-row table:style-name="ro1">
          <table:table-cell table:formula="of:=[.A72]" office:value-type="float" office:value="4">
            <text:p>4</text:p>
          </table:table-cell>
          <table:table-cell office:value-type="string">
            <text:p>SFCave</text:p>
          </table:table-cell>
          <table:table-cell office:value-type="string">
            <text:p>Arcade\SFCave.png</text:p>
          </table:table-cell>
          <table:table-cell office:value-type="string">
            <text:p>Arcade\SFCav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lade1972</text:p>
          </table:table-cell>
          <table:table-cell table:number-columns-repeated="1016"/>
        </table:table-row>
        <table:table-row table:style-name="ro1">
          <table:table-cell table:style-name="ce6" table:formula="of:=[.A71]+1" office:value-type="float" office:value="5">
            <text:p>5</text:p>
          </table:table-cell>
          <table:table-cell table:style-name="ce6" office:value-type="string">
            <text:p>Platformer</text:p>
          </table:table-cell>
          <table:table-cell table:style-name="ce6" office:value-type="string">
            <text:p>category-screens\Platformer.png</text:p>
          </table:table-cell>
          <table:table-cell table:style-name="ce6" table:number-columns-repeated="1021"/>
        </table:table-row>
        <table:table-row table:style-name="ro1">
          <table:table-cell table:formula="of:=[.A74]" office:value-type="float" office:value="5">
            <text:p>5</text:p>
          </table:table-cell>
          <table:table-cell office:value-type="string">
            <text:p>CasteBoy</text:p>
          </table:table-cell>
          <table:table-cell office:value-type="string">
            <text:p>Platformer\CastleBoy.png</text:p>
          </table:table-cell>
          <table:table-cell office:value-type="string">
            <text:p>Platformer\CastleBoy.hex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jlauener</text:p>
          </table:table-cell>
          <table:table-cell table:number-columns-repeated="1016"/>
        </table:table-row>
        <table:table-row table:style-name="ro1">
          <table:table-cell table:formula="of:=[.A75]" office:value-type="float" office:value="5">
            <text:p>5</text:p>
          </table:table-cell>
          <table:table-cell office:value-type="string">
            <text:p>MysticBalloon</text:p>
          </table:table-cell>
          <table:table-cell office:value-type="string">
            <text:p>arg\MysticBalloon.png</text:p>
          </table:table-cell>
          <table:table-cell office:value-type="string">
            <text:p>arg\MysticBalloon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7]" office:value-type="float" office:value="5">
            <text:p>5</text:p>
          </table:table-cell>
          <table:table-cell office:value-type="string">
            <text:p>SanSan</text:p>
          </table:table-cell>
          <table:table-cell office:value-type="string">
            <text:p>Action\Sansan.png</text:p>
          </table:table-cell>
          <table:table-cell office:value-type="string">
            <text:p>Action\Sansan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chame</text:p>
          </table:table-cell>
          <table:table-cell table:number-columns-repeated="1016"/>
        </table:table-row>
        <table:table-row table:style-name="ro1">
          <table:table-cell table:formula="of:=[.A79]" office:value-type="float" office:value="5">
            <text:p>5</text:p>
          </table:table-cell>
          <table:table-cell office:value-type="string">
            <text:p>Squario</text:p>
          </table:table-cell>
          <table:table-cell office:value-type="string">
            <text:p>Platformer\Squario.png</text:p>
          </table:table-cell>
          <table:table-cell office:value-type="string">
            <text:p>Platformer\Squario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chris</text:p>
          </table:table-cell>
          <table:table-cell table:number-columns-repeated="1016"/>
        </table:table-row>
        <table:table-row table:style-name="ro1">
          <table:table-cell table:formula="of:=[.A76]" office:value-type="float" office:value="5">
            <text:p>5</text:p>
          </table:table-cell>
          <table:table-cell office:value-type="string">
            <text:p>MidnightWild</text:p>
          </table:table-cell>
          <table:table-cell office:value-type="string">
            <text:p>Misc\MidnightWild.png</text:p>
          </table:table-cell>
          <table:table-cell office:value-type="string">
            <text:p>Misc\MidnightWild.hex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78]" office:value-type="float" office:value="5">
            <text:p>5</text:p>
          </table:table-cell>
          <table:table-cell office:value-type="string">
            <text:p>OmegaHorizon</text:p>
          </table:table-cell>
          <table:table-cell office:value-type="string">
            <text:p>Platformer\OmegaHorizon.png</text:p>
          </table:table-cell>
          <table:table-cell office:value-type="string">
            <text:p>Platformer\OmegaHorizon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80]" office:value-type="float" office:value="5">
            <text:p>5</text:p>
          </table:table-cell>
          <table:table-cell office:value-type="string">
            <text:p>SquareNose</text:p>
          </table:table-cell>
          <table:table-cell office:value-type="string">
            <text:p>Platformer\SquareNose.png</text:p>
          </table:table-cell>
          <table:table-cell office:value-type="string">
            <text:p>Platformer\SquareNos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83]" office:value-type="float" office:value="5">
            <text:p>5</text:p>
          </table:table-cell>
          <table:table-cell office:value-type="string">
            <text:p>Jetpac</text:p>
          </table:table-cell>
          <table:table-cell office:value-type="string">
            <text:p>Action\Jetpac.png</text:p>
          </table:table-cell>
          <table:table-cell office:value-type="string">
            <text:p>Action\Jetpac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77]" office:value-type="float" office:value="5">
            <text:p>5</text:p>
          </table:table-cell>
          <table:table-cell office:value-type="string">
            <text:p>joustish</text:p>
          </table:table-cell>
          <table:table-cell office:value-type="string">
            <text:p>Arcade\joustish.png</text:p>
          </table:table-cell>
          <table:table-cell office:value-type="string">
            <text:p>Arcade\joustish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81]" office:value-type="float" office:value="5">
            <text:p>5</text:p>
          </table:table-cell>
          <table:table-cell office:value-type="string">
            <text:p>poitto</text:p>
          </table:table-cell>
          <table:table-cell office:value-type="string">
            <text:p>Action\poitto.png</text:p>
          </table:table-cell>
          <table:table-cell office:value-type="string">
            <text:p>Action\poit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84]" office:value-type="float" office:value="5">
            <text:p>5</text:p>
          </table:table-cell>
          <table:table-cell office:value-type="string">
            <text:p>ecomd</text:p>
          </table:table-cell>
          <table:table-cell office:value-type="string">
            <text:p>arg\ecomd.png</text:p>
          </table:table-cell>
          <table:table-cell office:value-type="string">
            <text:p>arg\ecom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85]" office:value-type="float" office:value="5">
            <text:p>5</text:p>
          </table:table-cell>
          <table:table-cell office:value-type="string">
            <text:p>supercrate</text:p>
          </table:table-cell>
          <table:table-cell office:value-type="string">
            <text:p>Platformer\supercrate.png</text:p>
          </table:table-cell>
          <table:table-cell office:value-type="string">
            <text:p>Platformer\supercrat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uXe</text:p>
          </table:table-cell>
          <table:table-cell table:number-columns-repeated="1016"/>
        </table:table-row>
        <table:table-row table:style-name="ro1">
          <table:table-cell table:formula="of:=[.A86]" office:value-type="float" office:value="5">
            <text:p>5</text:p>
          </table:table-cell>
          <table:table-cell office:value-type="string">
            <text:p>ninjafuzz</text:p>
          </table:table-cell>
          <table:table-cell office:value-type="string">
            <text:p>Platformer\ninjafuzz.png</text:p>
          </table:table-cell>
          <table:table-cell office:value-type="string">
            <text:p>Platformer\ninjafuzz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Hundstrasse</text:p>
          </table:table-cell>
          <table:table-cell table:number-columns-repeated="1016"/>
        </table:table-row>
        <table:table-row table:style-name="ro1">
          <table:table-cell table:formula="of:=[.A87]" office:value-type="float" office:value="5">
            <text:p>5</text:p>
          </table:table-cell>
          <table:table-cell office:value-type="string">
            <text:p>bounce</text:p>
          </table:table-cell>
          <table:table-cell office:value-type="string">
            <text:p>Platformer\bounce.png</text:p>
          </table:table-cell>
          <table:table-cell office:value-type="string">
            <text:p>Platformer\bounc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Joshimuz</text:p>
          </table:table-cell>
          <table:table-cell table:number-columns-repeated="1016"/>
        </table:table-row>
        <table:table-row table:style-name="ro1">
          <table:table-cell table:formula="of:=[.A88]" office:value-type="float" office:value="5">
            <text:p>5</text:p>
          </table:table-cell>
          <table:table-cell office:value-type="string">
            <text:p>BigBlackBox</text:p>
          </table:table-cell>
          <table:table-cell office:value-type="string">
            <text:p>Platformer\BigBlackBox.png</text:p>
          </table:table-cell>
          <table:table-cell office:value-type="string">
            <text:p>Platformer\BigBlackBox.hex</text:p>
          </table:table-cell>
          <table:table-cell table:number-columns-repeated="3"/>
          <table:table-cell office:value-type="string">
            <text:p>STUDIOCRAFTapps</text:p>
          </table:table-cell>
          <table:table-cell table:number-columns-repeated="1016"/>
        </table:table-row>
        <table:table-row table:style-name="ro1">
          <table:table-cell table:formula="of:=[.A89]" office:value-type="float" office:value="5">
            <text:p>5</text:p>
          </table:table-cell>
          <table:table-cell office:value-type="string">
            <text:p>njahr</text:p>
          </table:table-cell>
          <table:table-cell office:value-type="string">
            <text:p>Platformer\njahr.png</text:p>
          </table:table-cell>
          <table:table-cell office:value-type="string">
            <text:p>Platformer\njahr.hex</text:p>
          </table:table-cell>
          <table:table-cell table:number-columns-repeated="1020"/>
        </table:table-row>
        <table:table-row table:style-name="ro1">
          <table:table-cell table:formula="of:=[.A90]" office:value-type="float" office:value="5">
            <text:p>5</text:p>
          </table:table-cell>
          <table:table-cell office:value-type="string">
            <text:p>tinytower</text:p>
          </table:table-cell>
          <table:table-cell office:value-type="string">
            <text:p>Puzzle\tinytower.png</text:p>
          </table:table-cell>
          <table:table-cell office:value-type="string">
            <text:p>Puzzle\tinytower.hex</text:p>
          </table:table-cell>
          <table:table-cell table:number-columns-repeated="3"/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style-name="ce3" table:formula="of:=[.A91]+1" office:value-type="float" office:value="6">
            <text:p>6</text:p>
          </table:table-cell>
          <table:table-cell table:style-name="ce3" office:value-type="string">
            <text:p>Strategy</text:p>
          </table:table-cell>
          <table:table-cell table:style-name="ce3" office:value-type="string">
            <text:p>category-screens\Strategy.png</text:p>
          </table:table-cell>
          <table:table-cell table:style-name="ce3" table:number-columns-repeated="1021"/>
        </table:table-row>
        <table:table-row table:style-name="ro1">
          <table:table-cell table:formula="of:=[.A92]" office:value-type="float" office:value="6">
            <text:p>6</text:p>
          </table:table-cell>
          <table:table-cell office:value-type="string">
            <text:p>microcity</text:p>
          </table:table-cell>
          <table:table-cell office:value-type="string">
            <text:p>Arcade\microcity.png</text:p>
          </table:table-cell>
          <table:table-cell office:value-type="string">
            <text:p>Arcade\microcity.he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93]" office:value-type="float" office:value="6">
            <text:p>6</text:p>
          </table:table-cell>
          <table:table-cell office:value-type="string">
            <text:p>microtd</text:p>
          </table:table-cell>
          <table:table-cell office:value-type="string">
            <text:p>Puzzle\microtd.png</text:p>
          </table:table-cell>
          <table:table-cell office:value-type="string">
            <text:p>Puzzle\microtd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94]" office:value-type="float" office:value="6">
            <text:p>6</text:p>
          </table:table-cell>
          <table:table-cell office:value-type="string">
            <text:p>Ardulem</text:p>
          </table:table-cell>
          <table:table-cell office:value-type="string">
            <text:p>Puzzle\Ardulem.png</text:p>
          </table:table-cell>
          <table:table-cell office:value-type="string">
            <text:p>Puzzle\Ardulem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banban</text:p>
          </table:table-cell>
          <table:table-cell table:number-columns-repeated="1016"/>
        </table:table-row>
        <table:table-row table:style-name="ro1">
          <table:table-cell table:formula="of:=[.A95]" office:value-type="float" office:value="6">
            <text:p>6</text:p>
          </table:table-cell>
          <table:table-cell office:value-type="string">
            <text:p>ARtillery</text:p>
          </table:table-cell>
          <table:table-cell office:value-type="string">
            <text:p>Arcade\ARtillery.png</text:p>
          </table:table-cell>
          <table:table-cell office:value-type="string">
            <text:p>Arcade\ARtillery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style-name="ce7" table:formula="of:=[.A96]+1" office:value-type="float" office:value="7">
            <text:p>7</text:p>
          </table:table-cell>
          <table:table-cell table:style-name="ce7" office:value-type="string">
            <text:p>Puzzle</text:p>
          </table:table-cell>
          <table:table-cell table:style-name="ce7" office:value-type="string">
            <text:p>category-screens\Puzzle.png</text:p>
          </table:table-cell>
          <table:table-cell table:style-name="ce7" table:number-columns-repeated="1021"/>
        </table:table-row>
        <table:table-row table:style-name="ro1">
          <table:table-cell table:formula="of:=[.A97]" office:value-type="float" office:value="7">
            <text:p>7</text:p>
          </table:table-cell>
          <table:table-cell office:value-type="string">
            <text:p>CircuitDude</text:p>
          </table:table-cell>
          <table:table-cell office:value-type="string">
            <text:p>Puzzle\CircuitDude.png</text:p>
          </table:table-cell>
          <table:table-cell office:value-type="string">
            <text:p>Puzzle\CircuitDude.hex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98]" office:value-type="float" office:value="7">
            <text:p>7</text:p>
          </table:table-cell>
          <table:table-cell office:value-type="string">
            <text:p>Logix</text:p>
          </table:table-cell>
          <table:table-cell office:value-type="string">
            <text:p>Puzzle\Logix.png</text:p>
          </table:table-cell>
          <table:table-cell office:value-type="string">
            <text:p>Puzzle\Logix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99]" office:value-type="float" office:value="7">
            <text:p>7</text:p>
          </table:table-cell>
          <table:table-cell office:value-type="string">
            <text:p>Atomicpuzzlepack</text:p>
          </table:table-cell>
          <table:table-cell office:value-type="string">
            <text:p>Puzzle\Atomicpuzzlepack.png</text:p>
          </table:table-cell>
          <table:table-cell office:value-type="string">
            <text:p>Puzzle\Atomicpuzzlepack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Atomic</text:p>
          </table:table-cell>
          <table:table-cell table:number-columns-repeated="1016"/>
        </table:table-row>
        <table:table-row table:style-name="ro1">
          <table:table-cell table:formula="of:=[.A100]" office:value-type="float" office:value="7">
            <text:p>7</text:p>
          </table:table-cell>
          <table:table-cell office:value-type="string">
            <text:p>Darkstar</text:p>
          </table:table-cell>
          <table:table-cell office:value-type="string">
            <text:p>Misc\Darkstar.png</text:p>
          </table:table-cell>
          <table:table-cell office:value-type="string">
            <text:p>Misc\Darksta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101]" office:value-type="float" office:value="7">
            <text:p>7</text:p>
          </table:table-cell>
          <table:table-cell office:value-type="string">
            <text:p>Sensitive</text:p>
          </table:table-cell>
          <table:table-cell office:value-type="string">
            <text:p>Puzzle\Sensitive.png</text:p>
          </table:table-cell>
          <table:table-cell office:value-type="string">
            <text:p>Puzzle\Sensitiv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spinal</text:p>
          </table:table-cell>
          <table:table-cell table:number-columns-repeated="1016"/>
        </table:table-row>
        <table:table-row table:style-name="ro1">
          <table:table-cell table:formula="of:=[.A102]" office:value-type="float" office:value="7">
            <text:p>7</text:p>
          </table:table-cell>
          <table:table-cell office:value-type="string">
            <text:p>Blocks</text:p>
          </table:table-cell>
          <table:table-cell office:value-type="string">
            <text:p>Puzzle\Blocks.png</text:p>
          </table:table-cell>
          <table:table-cell office:value-type="string">
            <text:p>Puzzle\Blocks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w3woody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">
            <text:p>7</text:p>
          </table:table-cell>
          <table:table-cell office:value-type="string">
            <text:p>MAZEZAM</text:p>
          </table:table-cell>
          <table:table-cell office:value-type="string">
            <text:p>Puzzle\MAZEZAM.png</text:p>
          </table:table-cell>
          <table:table-cell office:value-type="string">
            <text:p>Puzzle\MAZEZA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ardubeast</text:p>
          </table:table-cell>
          <table:table-cell table:number-columns-repeated="1016"/>
        </table:table-row>
        <table:table-row table:style-name="ro1">
          <table:table-cell table:formula="of:=[.A104]" office:value-type="float" office:value="7">
            <text:p>7</text:p>
          </table:table-cell>
          <table:table-cell office:value-type="string">
            <text:p>psicolo</text:p>
          </table:table-cell>
          <table:table-cell office:value-type="string">
            <text:p>Puzzle\psicolo.png</text:p>
          </table:table-cell>
          <table:table-cell office:value-type="string">
            <text:p>Puzzle\psicol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05]" office:value-type="float" office:value="7">
            <text:p>7</text:p>
          </table:table-cell>
          <table:table-cell office:value-type="string">
            <text:p>Pipes</text:p>
          </table:table-cell>
          <table:table-cell office:value-type="string">
            <text:p>Puzzle\Pipes.png</text:p>
          </table:table-cell>
          <table:table-cell office:value-type="string">
            <text:p>Puzzle\Pipes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06]" office:value-type="float" office:value="7">
            <text:p>7</text:p>
          </table:table-cell>
          <table:table-cell office:value-type="string">
            <text:p>AMaze</text:p>
          </table:table-cell>
          <table:table-cell office:value-type="string">
            <text:p>Puzzle\AMaze.png</text:p>
          </table:table-cell>
          <table:table-cell office:value-type="string">
            <text:p>Puzzle\AMaz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07]" office:value-type="float" office:value="7">
            <text:p>7</text:p>
          </table:table-cell>
          <table:table-cell office:value-type="string">
            <text:p>Arduslide</text:p>
          </table:table-cell>
          <table:table-cell office:value-type="string">
            <text:p>Puzzle\Arduslide.png</text:p>
          </table:table-cell>
          <table:table-cell office:value-type="string">
            <text:p>Puzzle\Arduslid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gooberdlx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">
            <text:p>7</text:p>
          </table:table-cell>
          <table:table-cell office:value-type="string">
            <text:p>Crates3d</text:p>
          </table:table-cell>
          <table:table-cell office:value-type="string">
            <text:p>Puzzle\Crates3d.png</text:p>
          </table:table-cell>
          <table:table-cell office:value-type="string">
            <text:p>Puzzle\Crates3d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Brian</text:p>
          </table:table-cell>
          <table:table-cell table:number-columns-repeated="1016"/>
        </table:table-row>
        <table:table-row table:style-name="ro1">
          <table:table-cell table:formula="of:=[.A109]" office:value-type="float" office:value="7">
            <text:p>7</text:p>
          </table:table-cell>
          <table:table-cell office:value-type="string">
            <text:p>ringpuzzle</text:p>
          </table:table-cell>
          <table:table-cell office:value-type="string">
            <text:p>Puzzle\ringpuzzle.png</text:p>
          </table:table-cell>
          <table:table-cell office:value-type="string">
            <text:p>Puzzle\ringpuzzl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SNikolaevich</text:p>
          </table:table-cell>
          <table:table-cell table:number-columns-repeated="1016"/>
        </table:table-row>
        <table:table-row table:style-name="ro1">
          <table:table-cell table:formula="of:=[.A110]" office:value-type="float" office:value="7">
            <text:p>7</text:p>
          </table:table-cell>
          <table:table-cell office:value-type="string">
            <text:p>LiteOut</text:p>
          </table:table-cell>
          <table:table-cell office:value-type="string">
            <text:p>Puzzle\LiteOut.png</text:p>
          </table:table-cell>
          <table:table-cell office:value-type="string">
            <text:p>Puzzle\LiteOut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kmk1018</text:p>
          </table:table-cell>
          <table:table-cell table:number-columns-repeated="1016"/>
        </table:table-row>
        <table:table-row table:style-name="ro1">
          <table:table-cell table:formula="of:=[.A111]" office:value-type="float" office:value="7">
            <text:p>7</text:p>
          </table:table-cell>
          <table:table-cell office:value-type="float" office:value="2048">
            <text:p>2048</text:p>
          </table:table-cell>
          <table:table-cell office:value-type="string">
            <text:p>Puzzle\2048.png</text:p>
          </table:table-cell>
          <table:table-cell office:value-type="string">
            <text:p>Puzzle\2048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12]"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string">
            <text:p>Puzzle\1010.png</text:p>
          </table:table-cell>
          <table:table-cell office:value-type="string">
            <text:p>Puzzle\1010.hex</text:p>
          </table:table-cell>
          <table:table-cell table:number-columns-repeated="1020"/>
        </table:table-row>
        <table:table-row table:style-name="ro1">
          <table:table-cell table:formula="of:=[.A113]" office:value-type="float" office:value="7">
            <text:p>7</text:p>
          </table:table-cell>
          <table:table-cell office:value-type="string">
            <text:p>termtwirl</text:p>
          </table:table-cell>
          <table:table-cell office:value-type="string">
            <text:p>Puzzle\termtwirl.png</text:p>
          </table:table-cell>
          <table:table-cell office:value-type="string">
            <text:p>Puzzle\termtwirl.hex</text:p>
          </table:table-cell>
          <table:table-cell table:number-columns-repeated="3"/>
          <table:table-cell office:value-type="string">
            <text:p>Corruptio</text:p>
          </table:table-cell>
          <table:table-cell table:number-columns-repeated="1016"/>
        </table:table-row>
        <table:table-row table:style-name="ro1">
          <table:table-cell table:style-name="ce8" table:formula="of:=[.A114]+1" office:value-type="float" office:value="8">
            <text:p>8</text:p>
          </table:table-cell>
          <table:table-cell table:style-name="ce8" office:value-type="string">
            <text:p>Skill</text:p>
          </table:table-cell>
          <table:table-cell table:style-name="ce8" office:value-type="string">
            <text:p>category-screens\Skill.png</text:p>
          </table:table-cell>
          <table:table-cell table:style-name="ce8" table:number-columns-repeated="1021"/>
        </table:table-row>
        <table:table-row table:style-name="ro1">
          <table:table-cell table:formula="of:=[.A115]" office:value-type="float" office:value="8">
            <text:p>8</text:p>
          </table:table-cell>
          <table:table-cell office:value-type="string">
            <text:p>curse</text:p>
          </table:table-cell>
          <table:table-cell office:value-type="string">
            <text:p>Puzzle\curse.png</text:p>
          </table:table-cell>
          <table:table-cell office:value-type="string">
            <text:p>Puzzle\curse.hex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16]" office:value-type="float" office:value="8">
            <text:p>8</text:p>
          </table:table-cell>
          <table:table-cell office:value-type="string">
            <text:p>KnightMove</text:p>
          </table:table-cell>
          <table:table-cell office:value-type="string">
            <text:p>Puzzle\knightmove.png</text:p>
          </table:table-cell>
          <table:table-cell office:value-type="string">
            <text:p>Puzzle\knightmove.hex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7]" office:value-type="float" office:value="8">
            <text:p>8</text:p>
          </table:table-cell>
          <table:table-cell office:value-type="string">
            <text:p>Samegame</text:p>
          </table:table-cell>
          <table:table-cell office:value-type="string">
            <text:p>Arcade\Samegame.png</text:p>
          </table:table-cell>
          <table:table-cell office:value-type="string">
            <text:p>Arcade\Samegam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8]" office:value-type="float" office:value="8">
            <text:p>8</text:p>
          </table:table-cell>
          <table:table-cell office:value-type="string">
            <text:p>chiemagari</text:p>
          </table:table-cell>
          <table:table-cell office:value-type="string">
            <text:p>Puzzle\chiemagari.png</text:p>
          </table:table-cell>
          <table:table-cell office:value-type="string">
            <text:p>Puzzle\chiemagari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19]" office:value-type="float" office:value="8">
            <text:p>8</text:p>
          </table:table-cell>
          <table:table-cell office:value-type="string">
            <text:p>quarto</text:p>
          </table:table-cell>
          <table:table-cell office:value-type="string">
            <text:p>Puzzle\quarto.png</text:p>
          </table:table-cell>
          <table:table-cell office:value-type="string">
            <text:p>Puzzle\quarto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0]" office:value-type="float" office:value="8">
            <text:p>8</text:p>
          </table:table-cell>
          <table:table-cell office:value-type="string">
            <text:p>stairssweep</text:p>
          </table:table-cell>
          <table:table-cell office:value-type="string">
            <text:p>Puzzle\stairssweep.png</text:p>
          </table:table-cell>
          <table:table-cell office:value-type="string">
            <text:p>Puzzle\stairssweep.hex</text:p>
          </table:table-cell>
          <table:table-cell table:number-columns-repeated="3"/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21]" office:value-type="float" office:value="8">
            <text:p>8</text:p>
          </table:table-cell>
          <table:table-cell office:value-type="string">
            <text:p>Minesweeper</text:p>
          </table:table-cell>
          <table:table-cell office:value-type="string">
            <text:p>Puzzle\Minesweeper.png</text:p>
          </table:table-cell>
          <table:table-cell office:value-type="string">
            <text:p>Puzzle\Minesweep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harap</text:p>
          </table:table-cell>
          <table:table-cell table:number-columns-repeated="1016"/>
        </table:table-row>
        <table:table-row table:style-name="ro1">
          <table:table-cell table:formula="of:=[.A122]" office:value-type="float" office:value="8">
            <text:p>8</text:p>
          </table:table-cell>
          <table:table-cell office:value-type="string">
            <text:p>begemmed</text:p>
          </table:table-cell>
          <table:table-cell office:value-type="string">
            <text:p>arg\begemmed.png</text:p>
          </table:table-cell>
          <table:table-cell office:value-type="string">
            <text:p>arg\begemmed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3]" office:value-type="float" office:value="8">
            <text:p>8</text:p>
          </table:table-cell>
          <table:table-cell office:value-type="string">
            <text:p>Blobattack</text:p>
          </table:table-cell>
          <table:table-cell office:value-type="string">
            <text:p>arg\Blobattack.png</text:p>
          </table:table-cell>
          <table:table-cell office:value-type="string">
            <text:p>arg\Blobattack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24]" office:value-type="float" office:value="8">
            <text:p>8</text:p>
          </table:table-cell>
          <table:table-cell office:value-type="string">
            <text:p>sudoku</text:p>
          </table:table-cell>
          <table:table-cell office:value-type="string">
            <text:p>Puzzle\sudoku.png</text:p>
          </table:table-cell>
          <table:table-cell office:value-type="string">
            <text:p>Puzzle\sudoku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eilsunw</text:p>
          </table:table-cell>
          <table:table-cell table:number-columns-repeated="1016"/>
        </table:table-row>
        <table:table-row table:style-name="ro1">
          <table:table-cell table:formula="of:=[.A125]" office:value-type="float" office:value="8">
            <text:p>8</text:p>
          </table:table-cell>
          <table:table-cell office:value-type="string">
            <text:p>tinysokoban</text:p>
          </table:table-cell>
          <table:table-cell office:value-type="string">
            <text:p>Puzzle\tinysokoban.png</text:p>
          </table:table-cell>
          <table:table-cell office:value-type="string">
            <text:p>Puzzle\tinysokoban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26]" office:value-type="float" office:value="8">
            <text:p>8</text:p>
          </table:table-cell>
          <table:table-cell office:value-type="string">
            <text:p>Boxstacker</text:p>
          </table:table-cell>
          <table:table-cell office:value-type="string">
            <text:p>Puzzle\Boxstacker.png</text:p>
          </table:table-cell>
          <table:table-cell office:value-type="string">
            <text:p>Puzzle\Boxstacker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dragula96</text:p>
          </table:table-cell>
          <table:table-cell table:number-columns-repeated="1016"/>
        </table:table-row>
        <table:table-row table:style-name="ro1">
          <table:table-cell table:formula="of:=[.A127]" office:value-type="float" office:value="8">
            <text:p>8</text:p>
          </table:table-cell>
          <table:table-cell office:value-type="string">
            <text:p>Arduboysays</text:p>
          </table:table-cell>
          <table:table-cell office:value-type="string">
            <text:p>Puzzle\Arduboysays.png</text:p>
          </table:table-cell>
          <table:table-cell office:value-type="string">
            <text:p>Puzzle\Arduboysay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Slade</text:p>
          </table:table-cell>
          <table:table-cell table:number-columns-repeated="1016"/>
        </table:table-row>
        <table:table-row table:style-name="ro1">
          <table:table-cell table:formula="of:=[.A128]" office:value-type="float" office:value="8">
            <text:p>8</text:p>
          </table:table-cell>
          <table:table-cell office:value-type="string">
            <text:p>Diamonds</text:p>
          </table:table-cell>
          <table:table-cell office:value-type="string">
            <text:p>Arcade\diamonds.png</text:p>
          </table:table-cell>
          <table:table-cell office:value-type="string">
            <text:p>Arcade\diamonds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redbug</text:p>
          </table:table-cell>
          <table:table-cell table:number-columns-repeated="1016"/>
        </table:table-row>
        <table:table-row table:style-name="ro1">
          <table:table-cell table:formula="of:=[.A129]" office:value-type="float" office:value="8">
            <text:p>8</text:p>
          </table:table-cell>
          <table:table-cell office:value-type="string">
            <text:p>KOOKY</text:p>
          </table:table-cell>
          <table:table-cell office:value-type="string">
            <text:p>Puzzle\KOOKY.png</text:p>
          </table:table-cell>
          <table:table-cell office:value-type="string">
            <text:p>Puzzle\KOOKY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30]" office:value-type="float" office:value="8">
            <text:p>8</text:p>
          </table:table-cell>
          <table:table-cell office:value-type="string">
            <text:p>NumberMind</text:p>
          </table:table-cell>
          <table:table-cell office:value-type="string">
            <text:p>Puzzle\NumberMind.png</text:p>
          </table:table-cell>
          <table:table-cell office:value-type="string">
            <text:p>Puzzle\NumberMind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Yoshi</text:p>
          </table:table-cell>
          <table:table-cell table:number-columns-repeated="1016"/>
        </table:table-row>
        <table:table-row table:style-name="ro1">
          <table:table-cell table:formula="of:=[.A131]" office:value-type="float" office:value="8">
            <text:p>8</text:p>
          </table:table-cell>
          <table:table-cell office:value-type="string">
            <text:p>Bombzzle</text:p>
          </table:table-cell>
          <table:table-cell office:value-type="string">
            <text:p>Puzzle\Bombzzle.png</text:p>
          </table:table-cell>
          <table:table-cell office:value-type="string">
            <text:p>Puzzle\Bombzzle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HokuHakase</text:p>
          </table:table-cell>
          <table:table-cell table:number-columns-repeated="1016"/>
        </table:table-row>
        <table:table-row table:style-name="ro1">
          <table:table-cell table:formula="of:=[.A132]" office:value-type="float" office:value="8">
            <text:p>8</text:p>
          </table:table-cell>
          <table:table-cell office:value-type="string">
            <text:p>Floodfill</text:p>
          </table:table-cell>
          <table:table-cell office:value-type="string">
            <text:p>Puzzle\Floodfill.png</text:p>
          </table:table-cell>
          <table:table-cell office:value-type="string">
            <text:p>Puzzle\Floodfill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aryfranz</text:p>
          </table:table-cell>
          <table:table-cell table:number-columns-repeated="1016"/>
        </table:table-row>
        <table:table-row table:style-name="ro1">
          <table:table-cell table:formula="of:=[.A133]" office:value-type="float" office:value="8">
            <text:p>8</text:p>
          </table:table-cell>
          <table:table-cell office:value-type="string">
            <text:p>Tres</text:p>
          </table:table-cell>
          <table:table-cell office:value-type="string">
            <text:p>Puzzle\Tres.png</text:p>
          </table:table-cell>
          <table:table-cell office:value-type="string">
            <text:p>Puzzle\Tres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jogold</text:p>
          </table:table-cell>
          <table:table-cell table:number-columns-repeated="1016"/>
        </table:table-row>
        <table:table-row table:style-name="ro1">
          <table:table-cell table:formula="of:=[.A134]" office:value-type="float" office:value="8">
            <text:p>8</text:p>
          </table:table-cell>
          <table:table-cell office:value-type="string">
            <text:p>Roshambo</text:p>
          </table:table-cell>
          <table:table-cell office:value-type="string">
            <text:p>Puzzle\Roshambo.png</text:p>
          </table:table-cell>
          <table:table-cell office:value-type="string">
            <text:p>Puzzle\Roshamb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R_Xavier</text:p>
          </table:table-cell>
          <table:table-cell table:number-columns-repeated="1016"/>
        </table:table-row>
        <table:table-row table:style-name="ro1">
          <table:table-cell table:formula="of:=[.A135]" office:value-type="float" office:value="8">
            <text:p>8</text:p>
          </table:table-cell>
          <table:table-cell office:value-type="string">
            <text:p>TicTacCurly</text:p>
          </table:table-cell>
          <table:table-cell office:value-type="string">
            <text:p>Puzzle\TicTacCurly.png</text:p>
          </table:table-cell>
          <table:table-cell office:value-type="string">
            <text:p>Puzzle\TicTacCurly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urly</text:p>
          </table:table-cell>
          <table:table-cell table:number-columns-repeated="1016"/>
        </table:table-row>
        <table:table-row table:style-name="ro1">
          <table:table-cell table:formula="of:=[.A136]" office:value-type="float" office:value="8">
            <text:p>8</text:p>
          </table:table-cell>
          <table:table-cell office:value-type="string">
            <text:p>Zoo</text:p>
          </table:table-cell>
          <table:table-cell office:value-type="string">
            <text:p>Puzzle\Zoo.png</text:p>
          </table:table-cell>
          <table:table-cell office:value-type="string">
            <text:p>Puzzle\Zoo.hex</text:p>
          </table:table-cell>
          <table:table-cell table:number-columns-repeated="3"/>
          <table:table-cell office:value-type="string">
            <text:p>Yuki</text:p>
          </table:table-cell>
          <table:table-cell table:number-columns-repeated="1016"/>
        </table:table-row>
        <table:table-row table:style-name="ro1">
          <table:table-cell table:formula="of:=[.A137]" office:value-type="float" office:value="8">
            <text:p>8</text:p>
          </table:table-cell>
          <table:table-cell office:value-type="string">
            <text:p>SantasFactory</text:p>
          </table:table-cell>
          <table:table-cell office:value-type="string">
            <text:p>Puzzle\santasfactory.png</text:p>
          </table:table-cell>
          <table:table-cell office:value-type="string">
            <text:p>Puzzle\santasfactory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8]" office:value-type="float" office:value="8">
            <text:p>8</text:p>
          </table:table-cell>
          <table:table-cell office:value-type="string">
            <text:p>TNTank</text:p>
          </table:table-cell>
          <table:table-cell office:value-type="string">
            <text:p>Puzzle\tntank.png</text:p>
          </table:table-cell>
          <table:table-cell office:value-type="string">
            <text:p>Puzzle\tntank.hex</text:p>
          </table:table-cell>
          <table:table-cell table:number-columns-repeated="3"/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139]" office:value-type="float" office:value="8">
            <text:p>8</text:p>
          </table:table-cell>
          <table:table-cell office:value-type="string">
            <text:p>NBOTK</text:p>
          </table:table-cell>
          <table:table-cell office:value-type="string">
            <text:p>Puzzle\NBOTK.png</text:p>
          </table:table-cell>
          <table:table-cell office:value-type="string">
            <text:p>Puzzle\NBOTK.hex</text:p>
          </table:table-cell>
          <table:table-cell table:number-columns-repeated="3"/>
          <table:table-cell office:value-type="string">
            <text:p>bateske</text:p>
          </table:table-cell>
          <table:table-cell table:number-columns-repeated="1016"/>
        </table:table-row>
        <table:table-row table:style-name="ro1">
          <table:table-cell table:style-name="ce9" table:formula="of:=[.A115]+1" office:value-type="float" office:value="9">
            <text:p>9</text:p>
          </table:table-cell>
          <table:table-cell table:style-name="ce9" office:value-type="string">
            <text:p>Tabletop</text:p>
          </table:table-cell>
          <table:table-cell table:style-name="ce9" office:value-type="string">
            <text:p>category-screens\Tabletop.png</text:p>
          </table:table-cell>
          <table:table-cell table:style-name="ce9" table:number-columns-repeated="1021"/>
        </table:table-row>
        <table:table-row table:style-name="ro1">
          <table:table-cell table:formula="of:=[.A141]" office:value-type="float" office:value="9">
            <text:p>9</text:p>
          </table:table-cell>
          <table:table-cell office:value-type="string">
            <text:p>Blackjack</text:p>
          </table:table-cell>
          <table:table-cell office:value-type="string">
            <text:p>Misc\Blackjack.png</text:p>
          </table:table-cell>
          <table:table-cell office:value-type="string">
            <text:p>Misc\Blackjack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142]" office:value-type="float" office:value="9">
            <text:p>9</text:p>
          </table:table-cell>
          <table:table-cell office:value-type="string">
            <text:p>Diceoffate</text:p>
          </table:table-cell>
          <table:table-cell office:value-type="string">
            <text:p>arg\Diceoffate.png</text:p>
          </table:table-cell>
          <table:table-cell office:value-type="string">
            <text:p>arg\Diceoffa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43]" office:value-type="float" office:value="9">
            <text:p>9</text:p>
          </table:table-cell>
          <table:table-cell office:value-type="string">
            <text:p>reversi</text:p>
          </table:table-cell>
          <table:table-cell office:value-type="string">
            <text:p>Puzzle\reversi.png</text:p>
          </table:table-cell>
          <table:table-cell office:value-type="string">
            <text:p>Puzzle\reversi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44]" office:value-type="float" office:value="9">
            <text:p>9</text:p>
          </table:table-cell>
          <table:table-cell office:value-type="string">
            <text:p>littlerookchess</text:p>
          </table:table-cell>
          <table:table-cell office:value-type="string">
            <text:p>Demos\littlerookchess.png</text:p>
          </table:table-cell>
          <table:table-cell office:value-type="string">
            <text:p>Demos\littlerookches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olikraus</text:p>
          </table:table-cell>
          <table:table-cell table:number-columns-repeated="1016"/>
        </table:table-row>
        <table:table-row table:style-name="ro1">
          <table:table-cell table:formula="of:=[.A145]" office:value-type="float" office:value="9">
            <text:p>9</text:p>
          </table:table-cell>
          <table:table-cell office:value-type="string">
            <text:p>Farkle</text:p>
          </table:table-cell>
          <table:table-cell office:value-type="string">
            <text:p>Puzzle\Farkle.png</text:p>
          </table:table-cell>
          <table:table-cell office:value-type="string">
            <text:p>Puzzle\Farkl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6]" office:value-type="float" office:value="9">
            <text:p>9</text:p>
          </table:table-cell>
          <table:table-cell office:value-type="string">
            <text:p>MicroCheckers</text:p>
          </table:table-cell>
          <table:table-cell office:value-type="string">
            <text:p>Puzzle\MicroCheckers.png</text:p>
          </table:table-cell>
          <table:table-cell office:value-type="string">
            <text:p>Puzzle\MicroCheckers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Jezzamon</text:p>
          </table:table-cell>
          <table:table-cell table:number-columns-repeated="1016"/>
        </table:table-row>
        <table:table-row table:style-name="ro1">
          <table:table-cell table:formula="of:=[.A147]" office:value-type="float" office:value="9">
            <text:p>9</text:p>
          </table:table-cell>
          <table:table-cell office:value-type="string">
            <text:p>GermanWhist</text:p>
          </table:table-cell>
          <table:table-cell office:value-type="string">
            <text:p>Puzzle\Whist.png</text:p>
          </table:table-cell>
          <table:table-cell office:value-type="string">
            <text:p>Puzzle\Whist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8]" office:value-type="float" office:value="9">
            <text:p>9</text:p>
          </table:table-cell>
          <table:table-cell office:value-type="string">
            <text:p>Cribbage</text:p>
          </table:table-cell>
          <table:table-cell office:value-type="string">
            <text:p>Puzzle\Cribbage.png</text:p>
          </table:table-cell>
          <table:table-cell office:value-type="string">
            <text:p>Puzzle\Cribbag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49]" office:value-type="float" office:value="9">
            <text:p>9</text:p>
          </table:table-cell>
          <table:table-cell office:value-type="string">
            <text:p>Pocketothello</text:p>
          </table:table-cell>
          <table:table-cell office:value-type="string">
            <text:p>Puzzle\Pocketothello.png</text:p>
          </table:table-cell>
          <table:table-cell office:value-type="string">
            <text:p>Puzzle\Pocketothello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150]" office:value-type="float" office:value="9">
            <text:p>9</text:p>
          </table:table-cell>
          <table:table-cell office:value-type="string">
            <text:p>Dominoes</text:p>
          </table:table-cell>
          <table:table-cell office:value-type="string">
            <text:p>Puzzle\Dominoes.png</text:p>
          </table:table-cell>
          <table:table-cell office:value-type="string">
            <text:p>Puzzle\Dominoes.hex</text:p>
          </table:table-cell>
          <table:table-cell table:number-columns-repeated="3"/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51]" office:value-type="float" office:value="9">
            <text:p>9</text:p>
          </table:table-cell>
          <table:table-cell office:value-type="string">
            <text:p>Yatzy</text:p>
          </table:table-cell>
          <table:table-cell office:value-type="string">
            <text:p>Puzzle\Yatzy.png</text:p>
          </table:table-cell>
          <table:table-cell office:value-type="string">
            <text:p>Puzzle\Yatzy.hex</text:p>
          </table:table-cell>
          <table:table-cell table:number-columns-repeated="3"/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formula="of:=[.A152]" office:value-type="float" office:value="9">
            <text:p>9</text:p>
          </table:table-cell>
          <table:table-cell office:value-type="string">
            <text:p>Cripplemronion</text:p>
          </table:table-cell>
          <table:table-cell office:value-type="string">
            <text:p>Puzzle\Cripplemronion.png</text:p>
          </table:table-cell>
          <table:table-cell office:value-type="string">
            <text:p>Puzzle\Cripplemronion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fentonc</text:p>
          </table:table-cell>
          <table:table-cell table:number-columns-repeated="1016"/>
        </table:table-row>
        <table:table-row table:style-name="ro1">
          <table:table-cell table:style-name="ce10" table:formula="of:=[.A152]+1" office:value-type="float" office:value="10">
            <text:p>10</text:p>
          </table:table-cell>
          <table:table-cell table:style-name="ce10" office:value-type="string">
            <text:p>Racing</text:p>
          </table:table-cell>
          <table:table-cell table:style-name="ce10" office:value-type="string">
            <text:p>category-screens\Racing.png</text:p>
          </table:table-cell>
          <table:table-cell table:style-name="ce10" table:number-columns-repeated="1021"/>
        </table:table-row>
        <table:table-row table:style-name="ro1">
          <table:table-cell table:formula="of:=[.A154]" office:value-type="float" office:value="10">
            <text:p>10</text:p>
          </table:table-cell>
          <table:table-cell office:value-type="string">
            <text:p>Arddriving</text:p>
          </table:table-cell>
          <table:table-cell office:value-type="string">
            <text:p>Racing\Arddriving.png</text:p>
          </table:table-cell>
          <table:table-cell office:value-type="string">
            <text:p>Racing\Arddriving.he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Rem</text:p>
          </table:table-cell>
          <table:table-cell table:number-columns-repeated="1016"/>
        </table:table-row>
        <table:table-row table:style-name="ro1">
          <table:table-cell table:formula="of:=[.A155]" office:value-type="float" office:value="10">
            <text:p>10</text:p>
          </table:table-cell>
          <table:table-cell office:value-type="string">
            <text:p>ArduRacer</text:p>
          </table:table-cell>
          <table:table-cell office:value-type="string">
            <text:p>Racing\ArduRacer.png</text:p>
          </table:table-cell>
          <table:table-cell office:value-type="string">
            <text:p>Racing\ArduRacer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tonym128</text:p>
          </table:table-cell>
          <table:table-cell table:number-columns-repeated="1016"/>
        </table:table-row>
        <table:table-row table:style-name="ro1">
          <table:table-cell table:formula="of:=[.A156]" office:value-type="float" office:value="10">
            <text:p>10</text:p>
          </table:table-cell>
          <table:table-cell office:value-type="string">
            <text:p>BoneShakers</text:p>
          </table:table-cell>
          <table:table-cell office:value-type="string">
            <text:p>Racing\BoneShakers.png</text:p>
          </table:table-cell>
          <table:table-cell office:value-type="string">
            <text:p>Racing\BoneShakers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157]" office:value-type="float" office:value="10">
            <text:p>10</text:p>
          </table:table-cell>
          <table:table-cell office:value-type="string">
            <text:p>CrazyKart</text:p>
          </table:table-cell>
          <table:table-cell office:value-type="string">
            <text:p>Racing\CrazyKart.png</text:p>
          </table:table-cell>
          <table:table-cell office:value-type="string">
            <text:p>Racing\CrazyKar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lberto</text:p>
          </table:table-cell>
          <table:table-cell table:number-columns-repeated="1016"/>
        </table:table-row>
        <table:table-row table:style-name="ro1">
          <table:table-cell table:formula="of:=[.A158]" office:value-type="float" office:value="10">
            <text:p>10</text:p>
          </table:table-cell>
          <table:table-cell office:value-type="string">
            <text:p>Randocity</text:p>
          </table:table-cell>
          <table:table-cell office:value-type="string">
            <text:p>Racing\Randocity.png</text:p>
          </table:table-cell>
          <table:table-cell office:value-type="string">
            <text:p>Racing\Randocity.hex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159]" office:value-type="float" office:value="10">
            <text:p>10</text:p>
          </table:table-cell>
          <table:table-cell office:value-type="string">
            <text:p>tinybike</text:p>
          </table:table-cell>
          <table:table-cell office:value-type="string">
            <text:p>Racing\tinybike.png</text:p>
          </table:table-cell>
          <table:table-cell office:value-type="string">
            <text:p>Racing\tinybik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1" table:formula="of:=[.A160]+1" office:value-type="float" office:value="11">
            <text:p>11</text:p>
          </table:table-cell>
          <table:table-cell table:style-name="ce11" office:value-type="string">
            <text:p>RPG</text:p>
          </table:table-cell>
          <table:table-cell table:style-name="ce11" office:value-type="string">
            <text:p>category-screens\RPG.png</text:p>
          </table:table-cell>
          <table:table-cell table:style-name="ce11" table:number-columns-repeated="1021"/>
        </table:table-row>
        <table:table-row table:style-name="ro1">
          <table:table-cell table:formula="of:=[.A161]" office:value-type="float" office:value="11">
            <text:p>11</text:p>
          </table:table-cell>
          <table:table-cell office:value-type="string">
            <text:p>ardynia</text:p>
          </table:table-cell>
          <table:table-cell office:value-type="string">
            <text:p>RPG\ardynia.png</text:p>
          </table:table-cell>
          <table:table-cell office:value-type="string">
            <text:p>RPG\ardynia.hex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2]" office:value-type="float" office:value="11">
            <text:p>11</text:p>
          </table:table-cell>
          <table:table-cell office:value-type="string">
            <text:p>darkandunder</text:p>
          </table:table-cell>
          <table:table-cell office:value-type="string">
            <text:p>RPG\darkandunder.png</text:p>
          </table:table-cell>
          <table:table-cell office:value-type="string">
            <text:p>RPG\darkandunder.hex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string">
            <text:p>GarageCollective</text:p>
          </table:table-cell>
          <table:table-cell table:number-columns-repeated="1016"/>
        </table:table-row>
        <table:table-row table:style-name="ro1">
          <table:table-cell table:formula="of:=[.A163]" office:value-type="float" office:value="11">
            <text:p>11</text:p>
          </table:table-cell>
          <table:table-cell office:value-type="string">
            <text:p>Arduventure</text:p>
          </table:table-cell>
          <table:table-cell office:value-type="string">
            <text:p>RPG\Arduventure.png</text:p>
          </table:table-cell>
          <table:table-cell office:value-type="string">
            <text:p>RPG\Arduventure.hex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64]" office:value-type="float" office:value="11">
            <text:p>11</text:p>
          </table:table-cell>
          <table:table-cell office:value-type="string">
            <text:p>starhonor</text:p>
          </table:table-cell>
          <table:table-cell office:value-type="string">
            <text:p>RPG\starhonor.png</text:p>
          </table:table-cell>
          <table:table-cell office:value-type="string">
            <text:p>RPG\starhonor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Wenceslao</text:p>
          </table:table-cell>
          <table:table-cell table:number-columns-repeated="1016"/>
        </table:table-row>
        <table:table-row table:style-name="ro1">
          <table:table-cell table:formula="of:=[.A165]" office:value-type="float" office:value="11">
            <text:p>11</text:p>
          </table:table-cell>
          <table:table-cell office:value-type="string">
            <text:p>tacklebox</text:p>
          </table:table-cell>
          <table:table-cell office:value-type="string">
            <text:p>Arcade\tacklebox.png</text:p>
          </table:table-cell>
          <table:table-cell office:value-type="string">
            <text:p>Arcade\tacklebox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city41</text:p>
          </table:table-cell>
          <table:table-cell table:number-columns-repeated="1016"/>
        </table:table-row>
        <table:table-row table:style-name="ro1">
          <table:table-cell table:formula="of:=[.A166]" office:value-type="float" office:value="11">
            <text:p>11</text:p>
          </table:table-cell>
          <table:table-cell office:value-type="string">
            <text:p>MiniRogue</text:p>
          </table:table-cell>
          <table:table-cell office:value-type="string">
            <text:p>RPG\MiniRogue.png</text:p>
          </table:table-cell>
          <table:table-cell office:value-type="string">
            <text:p>RPG\MiniRogue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67]" office:value-type="float" office:value="11">
            <text:p>11</text:p>
          </table:table-cell>
          <table:table-cell office:value-type="string">
            <text:p>underthetower</text:p>
          </table:table-cell>
          <table:table-cell office:value-type="string">
            <text:p>RPG\underthetower.png</text:p>
          </table:table-cell>
          <table:table-cell office:value-type="string">
            <text:p>RPG\underthetower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wuuff</text:p>
          </table:table-cell>
          <table:table-cell table:number-columns-repeated="1016"/>
        </table:table-row>
        <table:table-row table:style-name="ro1">
          <table:table-cell table:formula="of:=[.A168]" office:value-type="float" office:value="11">
            <text:p>11</text:p>
          </table:table-cell>
          <table:table-cell office:value-type="string">
            <text:p>Arduminer</text:p>
          </table:table-cell>
          <table:table-cell office:value-type="string">
            <text:p>RPG\Arduminer.png</text:p>
          </table:table-cell>
          <table:table-cell office:value-type="string">
            <text:p>RPG\Ardumin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ergasms</text:p>
          </table:table-cell>
          <table:table-cell table:number-columns-repeated="1016"/>
        </table:table-row>
        <table:table-row table:style-name="ro1">
          <table:table-cell table:formula="of:=[.A169]" office:value-type="float" office:value="11">
            <text:p>11</text:p>
          </table:table-cell>
          <table:table-cell office:value-type="string">
            <text:p>HelloCommander</text:p>
          </table:table-cell>
          <table:table-cell office:value-type="string">
            <text:p>RPG\HelloCommander.png</text:p>
          </table:table-cell>
          <table:table-cell office:value-type="string">
            <text:p>RPG\HelloCommand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Fmanga</text:p>
          </table:table-cell>
          <table:table-cell table:number-columns-repeated="1016"/>
        </table:table-row>
        <table:table-row table:style-name="ro1">
          <table:table-cell table:formula="of:=[.A170]" office:value-type="float" office:value="11">
            <text:p>11</text:p>
          </table:table-cell>
          <table:table-cell office:value-type="string">
            <text:p>Rogue</text:p>
          </table:table-cell>
          <table:table-cell office:value-type="string">
            <text:p>RPG\Rogue.png</text:p>
          </table:table-cell>
          <table:table-cell office:value-type="string">
            <text:p>RPG\Rogue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BlueMax</text:p>
          </table:table-cell>
          <table:table-cell table:number-columns-repeated="1016"/>
        </table:table-row>
        <table:table-row table:style-name="ro1">
          <table:table-cell table:formula="of:=[.A171]" office:value-type="float" office:value="11">
            <text:p>11</text:p>
          </table:table-cell>
          <table:table-cell office:value-type="string">
            <text:p>shatteredlands</text:p>
          </table:table-cell>
          <table:table-cell office:value-type="string">
            <text:p>RPG\shatteredlands.png</text:p>
          </table:table-cell>
          <table:table-cell office:value-type="string">
            <text:p>RPG\shatteredlands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tuxinator2009</text:p>
          </table:table-cell>
          <table:table-cell table:number-columns-repeated="1016"/>
        </table:table-row>
        <table:table-row table:style-name="ro1">
          <table:table-cell table:formula="of:=[.A172]" office:value-type="float" office:value="11">
            <text:p>11</text:p>
          </table:table-cell>
          <table:table-cell office:value-type="string">
            <text:p>Fantasy</text:p>
          </table:table-cell>
          <table:table-cell office:value-type="string">
            <text:p>arg\Fantasy.png</text:p>
          </table:table-cell>
          <table:table-cell office:value-type="string">
            <text:p>arg\Fantasy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73]" office:value-type="float" office:value="11">
            <text:p>11</text:p>
          </table:table-cell>
          <table:table-cell office:value-type="string">
            <text:p>tamaguino</text:p>
          </table:table-cell>
          <table:table-cell office:value-type="string">
            <text:p>Misc\tamaguino.png</text:p>
          </table:table-cell>
          <table:table-cell office:value-type="string">
            <text:p>Misc\tamaguino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Keyboard_Camper</text:p>
          </table:table-cell>
          <table:table-cell table:number-columns-repeated="1016"/>
        </table:table-row>
        <table:table-row table:style-name="ro1">
          <table:table-cell table:formula="of:=[.A174]" office:value-type="float" office:value="11">
            <text:p>11</text:p>
          </table:table-cell>
          <table:table-cell office:value-type="string">
            <text:p>tqft</text:p>
          </table:table-cell>
          <table:table-cell office:value-type="string">
            <text:p>RPG\tqft.png</text:p>
          </table:table-cell>
          <table:table-cell office:value-type="string">
            <text:p>RPG\tqft.hex</text:p>
          </table:table-cell>
          <table:table-cell table:number-columns-repeated="1020"/>
        </table:table-row>
        <table:table-row table:style-name="ro1">
          <table:table-cell table:style-name="ce12" table:formula="of:=[.A175]+1" office:value-type="float" office:value="12">
            <text:p>12</text:p>
          </table:table-cell>
          <table:table-cell table:style-name="ce12" office:value-type="string">
            <text:p>Shooter</text:p>
          </table:table-cell>
          <table:table-cell table:style-name="ce12" office:value-type="string">
            <text:p>category-screens\Shooter.png</text:p>
          </table:table-cell>
          <table:table-cell table:style-name="ce12" table:number-columns-repeated="1021"/>
        </table:table-row>
        <table:table-row table:style-name="ro1">
          <table:table-cell table:formula="of:=[.A176]" office:value-type="float" office:value="12">
            <text:p>12</text:p>
          </table:table-cell>
          <table:table-cell office:value-type="string">
            <text:p>microtank</text:p>
          </table:table-cell>
          <table:table-cell office:value-type="string">
            <text:p>Arcade\microtank.png</text:p>
          </table:table-cell>
          <table:table-cell office:value-type="string">
            <text:p>Arcade\microtank.hex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formula="of:=[.A177]" office:value-type="float" office:value="12">
            <text:p>12</text:p>
          </table:table-cell>
          <table:table-cell office:value-type="float" office:value="1944">
            <text:p>1944</text:p>
          </table:table-cell>
          <table:table-cell office:value-type="string">
            <text:p>Arcade\1944.png</text:p>
          </table:table-cell>
          <table:table-cell office:value-type="string">
            <text:p>Arcade\1944.hex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8]" office:value-type="float" office:value="12">
            <text:p>12</text:p>
          </table:table-cell>
          <table:table-cell office:value-type="float" office:value="1943">
            <text:p>1943</text:p>
          </table:table-cell>
          <table:table-cell office:value-type="string">
            <text:p>Arcade\1943.png</text:p>
          </table:table-cell>
          <table:table-cell office:value-type="string">
            <text:p>Arcade\1943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79]" office:value-type="float" office:value="12">
            <text:p>12</text:p>
          </table:table-cell>
          <table:table-cell office:value-type="string">
            <text:p>Sirene</text:p>
          </table:table-cell>
          <table:table-cell office:value-type="string">
            <text:p>arg\Sirene.png</text:p>
          </table:table-cell>
          <table:table-cell office:value-type="string">
            <text:p>arg\Sirene.hex</text:p>
          </table:table-cell>
          <table:table-cell table:number-columns-repeated="3"/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80]" office:value-type="float" office:value="12">
            <text:p>12</text:p>
          </table:table-cell>
          <table:table-cell office:value-type="string">
            <text:p>Junofirst</text:p>
          </table:table-cell>
          <table:table-cell office:value-type="string">
            <text:p>Action\Junofirst.png</text:p>
          </table:table-cell>
          <table:table-cell office:value-type="string">
            <text:p>Action\Junofirst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PressPlayOnTape</text:p>
          </table:table-cell>
          <table:table-cell table:number-columns-repeated="1016"/>
        </table:table-row>
        <table:table-row table:style-name="ro1">
          <table:table-cell table:formula="of:=[.A181]" office:value-type="float" office:value="12">
            <text:p>12</text:p>
          </table:table-cell>
          <table:table-cell office:value-type="string">
            <text:p>Evade</text:p>
          </table:table-cell>
          <table:table-cell office:value-type="string">
            <text:p>Arcade\Evade.png</text:p>
          </table:table-cell>
          <table:table-cell office:value-type="string">
            <text:p>Arcade\Evade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2]" office:value-type="float" office:value="12">
            <text:p>12</text:p>
          </table:table-cell>
          <table:table-cell office:value-type="string">
            <text:p>Evade2</text:p>
          </table:table-cell>
          <table:table-cell office:value-type="string">
            <text:p>Arcade\Evade2.png</text:p>
          </table:table-cell>
          <table:table-cell office:value-type="string">
            <text:p>Arcade\Evade2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ModusCreate</text:p>
          </table:table-cell>
          <table:table-cell table:number-columns-repeated="1016"/>
        </table:table-row>
        <table:table-row table:style-name="ro1">
          <table:table-cell table:formula="of:=[.A183]" office:value-type="float" office:value="12">
            <text:p>12</text:p>
          </table:table-cell>
          <table:table-cell office:value-type="string">
            <text:p>ardubullets</text:p>
          </table:table-cell>
          <table:table-cell office:value-type="string">
            <text:p>Shooter\ardubullets.png</text:p>
          </table:table-cell>
          <table:table-cell office:value-type="string">
            <text:p>Shooter\ardubullets.hex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ono</text:p>
          </table:table-cell>
          <table:table-cell table:number-columns-repeated="1016"/>
        </table:table-row>
        <table:table-row table:style-name="ro1">
          <table:table-cell table:formula="of:=[.A184]" office:value-type="float" office:value="12">
            <text:p>12</text:p>
          </table:table-cell>
          <table:table-cell office:value-type="string">
            <text:p>StellarImpact</text:p>
          </table:table-cell>
          <table:table-cell office:value-type="string">
            <text:p>Shooter\StellarImpact.png</text:p>
          </table:table-cell>
          <table:table-cell office:value-type="string">
            <text:p>Shooter\StellarImpact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gnargle</text:p>
          </table:table-cell>
          <table:table-cell table:number-columns-repeated="1016"/>
        </table:table-row>
        <table:table-row table:style-name="ro1">
          <table:table-cell table:formula="of:=[.A185]" office:value-type="float" office:value="12">
            <text:p>12</text:p>
          </table:table-cell>
          <table:table-cell office:value-type="string">
            <text:p>Trenchrun</text:p>
          </table:table-cell>
          <table:table-cell office:value-type="string">
            <text:p>Action\Trenchrun.png</text:p>
          </table:table-cell>
          <table:table-cell office:value-type="string">
            <text:p>Action\Trenchrun.hex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lscardinali</text:p>
          </table:table-cell>
          <table:table-cell table:number-columns-repeated="1016"/>
        </table:table-row>
        <table:table-row table:style-name="ro1">
          <table:table-cell table:formula="of:=[.A186]" office:value-type="float" office:value="12">
            <text:p>12</text:p>
          </table:table-cell>
          <table:table-cell office:value-type="string">
            <text:p>TinyAsteroids</text:p>
          </table:table-cell>
          <table:table-cell office:value-type="string">
            <text:p>Shooter\TinyAsteroids.png</text:p>
          </table:table-cell>
          <table:table-cell office:value-type="string">
            <text:p>Shooter\TinyAsteroids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187]" office:value-type="float" office:value="12">
            <text:p>12</text:p>
          </table:table-cell>
          <table:table-cell office:value-type="string">
            <text:p>l4arduboy</text:p>
          </table:table-cell>
          <table:table-cell office:value-type="string">
            <text:p>Shooter\l4arduboy.png</text:p>
          </table:table-cell>
          <table:table-cell office:value-type="string">
            <text:p>Shooter\l4arduboy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Yomogimaru</text:p>
          </table:table-cell>
          <table:table-cell table:number-columns-repeated="1016"/>
        </table:table-row>
        <table:table-row table:style-name="ro1">
          <table:table-cell table:formula="of:=[.A188]" office:value-type="float" office:value="12">
            <text:p>12</text:p>
          </table:table-cell>
          <table:table-cell office:value-type="string">
            <text:p>Loverush</text:p>
          </table:table-cell>
          <table:table-cell office:value-type="string">
            <text:p>Arcade\Loverush.png</text:p>
          </table:table-cell>
          <table:table-cell office:value-type="string">
            <text:p>Arcade\Loverush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189]" office:value-type="float" office:value="12">
            <text:p>12</text:p>
          </table:table-cell>
          <table:table-cell office:value-type="string">
            <text:p>trollyfish</text:p>
          </table:table-cell>
          <table:table-cell office:value-type="string">
            <text:p>arg\trollyfish.png</text:p>
          </table:table-cell>
          <table:table-cell office:value-type="string">
            <text:p>arg\trollyfish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TEAMarg</text:p>
          </table:table-cell>
          <table:table-cell table:number-columns-repeated="1016"/>
        </table:table-row>
        <table:table-row table:style-name="ro1">
          <table:table-cell table:formula="of:=[.A190]" office:value-type="float" office:value="12">
            <text:p>12</text:p>
          </table:table-cell>
          <table:table-cell office:value-type="string">
            <text:p>HumanityRevenge</text:p>
          </table:table-cell>
          <table:table-cell office:value-type="string">
            <text:p>Shooter\HumanityRevenge.png</text:p>
          </table:table-cell>
          <table:table-cell office:value-type="string">
            <text:p>Shooter\HumanityReveng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giangregorioc</text:p>
          </table:table-cell>
          <table:table-cell table:number-columns-repeated="1016"/>
        </table:table-row>
        <table:table-row table:style-name="ro1">
          <table:table-cell table:formula="of:=[.A191]" office:value-type="float" office:value="12">
            <text:p>12</text:p>
          </table:table-cell>
          <table:table-cell office:value-type="string">
            <text:p>NightRaid</text:p>
          </table:table-cell>
          <table:table-cell office:value-type="string">
            <text:p>Shooter\NightRaid.png</text:p>
          </table:table-cell>
          <table:table-cell office:value-type="string">
            <text:p>Shooter\NightRaid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epbarger</text:p>
          </table:table-cell>
          <table:table-cell table:number-columns-repeated="1016"/>
        </table:table-row>
        <table:table-row table:style-name="ro1">
          <table:table-cell table:formula="of:=[.A192]" office:value-type="float" office:value="12">
            <text:p>12</text:p>
          </table:table-cell>
          <table:table-cell office:value-type="string">
            <text:p>Arcodia</text:p>
          </table:table-cell>
          <table:table-cell office:value-type="string">
            <text:p>Shooter\Arcodia.png</text:p>
          </table:table-cell>
          <table:table-cell office:value-type="string">
            <text:p>Shooter\Arcodia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TheArduinoGuy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SuitShoter</text:p>
          </table:table-cell>
          <table:table-cell office:value-type="string">
            <text:p>Shooter\SuitShooter.png</text:p>
          </table:table-cell>
          <table:table-cell office:value-type="string">
            <text:p>Shooter\SuitShooter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193]" office:value-type="float" office:value="12">
            <text:p>12</text:p>
          </table:table-cell>
          <table:table-cell office:value-type="string">
            <text:p>Millipe</text:p>
          </table:table-cell>
          <table:table-cell office:value-type="string">
            <text:p>Arcade\Millipe.png</text:p>
          </table:table-cell>
          <table:table-cell office:value-type="string">
            <text:p>Arcade\Millip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Dreamer2345</text:p>
          </table:table-cell>
          <table:table-cell table:number-columns-repeated="1016"/>
        </table:table-row>
        <table:table-row table:style-name="ro1">
          <table:table-cell table:formula="of:=[.A194]" office:value-type="float" office:value="12">
            <text:p>12</text:p>
          </table:table-cell>
          <table:table-cell office:value-type="string">
            <text:p>CosmicPods</text:p>
          </table:table-cell>
          <table:table-cell office:value-type="string">
            <text:p>Shooter\CosmicPods.png</text:p>
          </table:table-cell>
          <table:table-cell office:value-type="string">
            <text:p>Shooter\CosmicPods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cubic9com</text:p>
          </table:table-cell>
          <table:table-cell table:number-columns-repeated="1016"/>
        </table:table-row>
        <table:table-row table:style-name="ro1">
          <table:table-cell table:formula="of:=[.A196]" office:value-type="float" office:value="12">
            <text:p>12</text:p>
          </table:table-cell>
          <table:table-cell office:value-type="string">
            <text:p>BattleForZ</text:p>
          </table:table-cell>
          <table:table-cell office:value-type="string">
            <text:p>Shooter\BattleForZ.png</text:p>
          </table:table-cell>
          <table:table-cell office:value-type="string">
            <text:p>Shooter\BattleForZ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re64</text:p>
          </table:table-cell>
          <table:table-cell table:number-columns-repeated="1016"/>
        </table:table-row>
        <table:table-row table:style-name="ro1">
          <table:table-cell table:formula="of:=[.A197]" office:value-type="float" office:value="12">
            <text:p>12</text:p>
          </table:table-cell>
          <table:table-cell office:value-type="string">
            <text:p>SpaceFighter</text:p>
          </table:table-cell>
          <table:table-cell office:value-type="string">
            <text:p>Shooter\SpaceFighter.png</text:p>
          </table:table-cell>
          <table:table-cell office:value-type="string">
            <text:p>Shooter\SpaceFighter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olygonAndPixel</text:p>
          </table:table-cell>
          <table:table-cell table:number-columns-repeated="1016"/>
        </table:table-row>
        <table:table-row table:style-name="ro1">
          <table:table-cell table:formula="of:=[.A198]" office:value-type="float" office:value="12">
            <text:p>12</text:p>
          </table:table-cell>
          <table:table-cell office:value-type="string">
            <text:p>SpaceKnife</text:p>
          </table:table-cell>
          <table:table-cell office:value-type="string">
            <text:p>Shooter\SpaceKnife.png</text:p>
          </table:table-cell>
          <table:table-cell office:value-type="string">
            <text:p>Shooter\SpaceKnife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treetalchemist</text:p>
          </table:table-cell>
          <table:table-cell table:number-columns-repeated="1016"/>
        </table:table-row>
        <table:table-row table:style-name="ro1">
          <table:table-cell table:formula="of:=[.A199]" office:value-type="float" office:value="12">
            <text:p>12</text:p>
          </table:table-cell>
          <table:table-cell office:value-type="string">
            <text:p>spacequarth</text:p>
          </table:table-cell>
          <table:table-cell office:value-type="string">
            <text:p>Puzzle\spacequarth.png</text:p>
          </table:table-cell>
          <table:table-cell office:value-type="string">
            <text:p>Puzzle\spacequart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Schuemi</text:p>
          </table:table-cell>
          <table:table-cell table:number-columns-repeated="1016"/>
        </table:table-row>
        <table:table-row table:style-name="ro1">
          <table:table-cell table:formula="of:=[.A200]" office:value-type="float" office:value="12">
            <text:p>12</text:p>
          </table:table-cell>
          <table:table-cell office:value-type="string">
            <text:p>CowBro</text:p>
          </table:table-cell>
          <table:table-cell office:value-type="string">
            <text:p>Shooter\CowBro.png</text:p>
          </table:table-cell>
          <table:table-cell office:value-type="string">
            <text:p>Shooter\CowBro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GERD</text:p>
          </table:table-cell>
          <table:table-cell table:number-columns-repeated="1016"/>
        </table:table-row>
        <table:table-row table:style-name="ro1">
          <table:table-cell table:formula="of:=[.A201]" office:value-type="float" office:value="12">
            <text:p>12</text:p>
          </table:table-cell>
          <table:table-cell office:value-type="string">
            <text:p>TinyDigitalInvader</text:p>
          </table:table-cell>
          <table:table-cell office:value-type="string">
            <text:p>Shooter\TinyDigitalInvader.png</text:p>
          </table:table-cell>
          <table:table-cell office:value-type="string">
            <text:p>Shooter\TinyDigitalInvader.he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kkera102</text:p>
          </table:table-cell>
          <table:table-cell table:number-columns-repeated="1016"/>
        </table:table-row>
        <table:table-row table:style-name="ro1">
          <table:table-cell table:formula="of:=[.A202]" office:value-type="float" office:value="12">
            <text:p>12</text:p>
          </table:table-cell>
          <table:table-cell office:value-type="string">
            <text:p>101Starships</text:p>
          </table:table-cell>
          <table:table-cell office:value-type="string">
            <text:p>Shooter\101Starships.png</text:p>
          </table:table-cell>
          <table:table-cell office:value-type="string">
            <text:p>Shooter\101Starships.hex</text:p>
          </table:table-cell>
          <table:table-cell table:number-columns-repeated="3"/>
          <table:table-cell office:value-type="string">
            <text:p>Zoglu</text:p>
          </table:table-cell>
          <table:table-cell table:number-columns-repeated="1016"/>
        </table:table-row>
        <table:table-row table:style-name="ro1">
          <table:table-cell table:formula="of:=[.A203]" office:value-type="float" office:value="12">
            <text:p>12</text:p>
          </table:table-cell>
          <table:table-cell office:value-type="string">
            <text:p>KemonoPatrol</text:p>
          </table:table-cell>
          <table:table-cell office:value-type="string">
            <text:p>Shooter\KemonoPatrol.png</text:p>
          </table:table-cell>
          <table:table-cell office:value-type="string">
            <text:p>Shooter\KemonoPatrol.hex</text:p>
          </table:table-cell>
          <table:table-cell table:number-columns-repeated="3"/>
          <table:table-cell office:value-type="string">
            <text:p>metalidol</text:p>
          </table:table-cell>
          <table:table-cell table:number-columns-repeated="1016"/>
        </table:table-row>
        <table:table-row table:style-name="ro1">
          <table:table-cell table:formula="of:=[.A204]" office:value-type="float" office:value="12">
            <text:p>12</text:p>
          </table:table-cell>
          <table:table-cell office:value-type="string">
            <text:p>TinyPlaque</text:p>
          </table:table-cell>
          <table:table-cell office:value-type="string">
            <text:p>Shooter\TinyPlaque.png</text:p>
          </table:table-cell>
          <table:table-cell office:value-type="string">
            <text:p>Shooter\TinyPlaque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formula="of:=[.A205]" office:value-type="float" office:value="12">
            <text:p>12</text:p>
          </table:table-cell>
          <table:table-cell office:value-type="string">
            <text:p>Siege</text:p>
          </table:table-cell>
          <table:table-cell office:value-type="string">
            <text:p>Action\Siege.png</text:p>
          </table:table-cell>
          <table:table-cell office:value-type="string">
            <text:p>Action\Siege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hdwwzrd</text:p>
          </table:table-cell>
          <table:table-cell table:number-columns-repeated="1016"/>
        </table:table-row>
        <table:table-row table:style-name="ro1">
          <table:table-cell table:style-name="ce13" table:formula="of:=[.A205]+1" office:value-type="float" office:value="13">
            <text:p>13</text:p>
          </table:table-cell>
          <table:table-cell table:style-name="ce13" office:value-type="string">
            <text:p>Sports</text:p>
          </table:table-cell>
          <table:table-cell table:style-name="ce13" office:value-type="string">
            <text:p>category-screens\Sports.png</text:p>
          </table:table-cell>
          <table:table-cell table:style-name="ce13" table:number-columns-repeated="1021"/>
        </table:table-row>
        <table:table-row table:style-name="ro1">
          <table:table-cell table:formula="of:=[.A207]" office:value-type="float" office:value="13">
            <text:p>13</text:p>
          </table:table-cell>
          <table:table-cell office:value-type="string">
            <text:p>SkateArdDie</text:p>
          </table:table-cell>
          <table:table-cell office:value-type="string">
            <text:p>Sports\SkateArdDie.png</text:p>
          </table:table-cell>
          <table:table-cell office:value-type="string">
            <text:p>Sports\SkateArdDie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ixelplatforms</text:p>
          </table:table-cell>
          <table:table-cell table:number-columns-repeated="1016"/>
        </table:table-row>
        <table:table-row table:style-name="ro1">
          <table:table-cell table:formula="of:=[.A208]" office:value-type="float" office:value="13">
            <text:p>13</text:p>
          </table:table-cell>
          <table:table-cell office:value-type="string">
            <text:p>Ardletics</text:p>
          </table:table-cell>
          <table:table-cell office:value-type="string">
            <text:p>Sports\Ardletics.png</text:p>
          </table:table-cell>
          <table:table-cell office:value-type="string">
            <text:p>Sports\Ardletics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gvina</text:p>
          </table:table-cell>
          <table:table-cell table:number-columns-repeated="1016"/>
        </table:table-row>
        <table:table-row table:style-name="ro1">
          <table:table-cell table:formula="of:=[.A209]" office:value-type="float" office:value="13">
            <text:p>13</text:p>
          </table:table-cell>
          <table:table-cell office:value-type="string">
            <text:p>Borisgoesskiing</text:p>
          </table:table-cell>
          <table:table-cell office:value-type="string">
            <text:p>Arcade\Borisgoesskiing.png</text:p>
          </table:table-cell>
          <table:table-cell office:value-type="string">
            <text:p>Arcade\Borisgoesskiing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ones</text:p>
          </table:table-cell>
          <table:table-cell table:number-columns-repeated="1016"/>
        </table:table-row>
        <table:table-row table:style-name="ro1">
          <table:table-cell table:formula="of:=[.A210]" office:value-type="float" office:value="13">
            <text:p>13</text:p>
          </table:table-cell>
          <table:table-cell office:value-type="string">
            <text:p>ArduBall</text:p>
          </table:table-cell>
          <table:table-cell office:value-type="string">
            <text:p>Arcade\ArduBall.png</text:p>
          </table:table-cell>
          <table:table-cell office:value-type="string">
            <text:p>Arcade\ArduBall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BarrelShotgun</text:p>
          </table:table-cell>
          <table:table-cell table:number-columns-repeated="1016"/>
        </table:table-row>
        <table:table-row table:style-name="ro1">
          <table:table-cell table:formula="of:=[.A210]" office:value-type="float" office:value="13">
            <text:p>13</text:p>
          </table:table-cell>
          <table:table-cell office:value-type="string">
            <text:p>tinytrick</text:p>
          </table:table-cell>
          <table:table-cell office:value-type="string">
            <text:p>Sports\tinytrick.png</text:p>
          </table:table-cell>
          <table:table-cell office:value-type="string">
            <text:p>Sports\tinytrick.hex</text:p>
          </table:table-cell>
          <table:table-cell table:number-columns-repeated="3"/>
          <table:table-cell office:value-type="string">
            <text:p>ElectroLIB</text:p>
          </table:table-cell>
          <table:table-cell table:number-columns-repeated="1016"/>
        </table:table-row>
        <table:table-row table:style-name="ro1">
          <table:table-cell table:style-name="ce14" table:formula="of:=[.A212]+1" office:value-type="float" office:value="14">
            <text:p>14</text:p>
          </table:table-cell>
          <table:table-cell table:style-name="ce14" office:value-type="string">
            <text:p>Music</text:p>
          </table:table-cell>
          <table:table-cell table:style-name="ce14" office:value-type="string">
            <text:p>category-screens\Music.png</text:p>
          </table:table-cell>
          <table:table-cell table:style-name="ce14" table:number-columns-repeated="1021"/>
        </table:table-row>
        <table:table-row table:style-name="ro1">
          <table:table-cell table:formula="of:=[.A213]" office:value-type="float" office:value="14">
            <text:p>14</text:p>
          </table:table-cell>
          <table:table-cell office:value-type="string">
            <text:p>abSynthFM</text:p>
          </table:table-cell>
          <table:table-cell office:value-type="string">
            <text:p>Misc\abSynthFM.png</text:p>
          </table:table-cell>
          <table:table-cell office:value-type="string">
            <text:p>Misc\abSynthFM.hex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14]" office:value-type="float" office:value="14">
            <text:p>14</text:p>
          </table:table-cell>
          <table:table-cell office:value-type="string">
            <text:p>musicgenpocket</text:p>
          </table:table-cell>
          <table:table-cell office:value-type="string">
            <text:p>Application\musicgenpocket.png</text:p>
          </table:table-cell>
          <table:table-cell office:value-type="string">
            <text:p>Application\musicgenpocket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5]" office:value-type="float" office:value="14">
            <text:p>14</text:p>
          </table:table-cell>
          <table:table-cell office:value-type="string">
            <text:p>ArduMetronome</text:p>
          </table:table-cell>
          <table:table-cell office:value-type="string">
            <text:p>Application\ArduMetronome.png</text:p>
          </table:table-cell>
          <table:table-cell office:value-type="string">
            <text:p>Application\ArduMetronome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raspberrybrain</text:p>
          </table:table-cell>
          <table:table-cell table:number-columns-repeated="1016"/>
        </table:table-row>
        <table:table-row table:style-name="ro1">
          <table:table-cell table:formula="of:=[.A216]" office:value-type="float" office:value="14">
            <text:p>14</text:p>
          </table:table-cell>
          <table:table-cell office:value-type="string">
            <text:p>nanoseq</text:p>
          </table:table-cell>
          <table:table-cell office:value-type="string">
            <text:p>Misc\nanoseq.png</text:p>
          </table:table-cell>
          <table:table-cell office:value-type="string">
            <text:p>Misc\nanoseq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7]" office:value-type="float" office:value="14">
            <text:p>14</text:p>
          </table:table-cell>
          <table:table-cell office:value-type="string">
            <text:p>petitseq</text:p>
          </table:table-cell>
          <table:table-cell office:value-type="string">
            <text:p>Misc\petitseq.png</text:p>
          </table:table-cell>
          <table:table-cell office:value-type="string">
            <text:p>Misc\petitseq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ajob</text:p>
          </table:table-cell>
          <table:table-cell table:number-columns-repeated="1016"/>
        </table:table-row>
        <table:table-row table:style-name="ro1">
          <table:table-cell table:formula="of:=[.A218]" office:value-type="float" office:value="14">
            <text:p>14</text:p>
          </table:table-cell>
          <table:table-cell office:value-type="string">
            <text:p>arduloop</text:p>
          </table:table-cell>
          <table:table-cell office:value-type="string">
            <text:p>Misc\arduloop.png</text:p>
          </table:table-cell>
          <table:table-cell office:value-type="string">
            <text:p>Misc\arduloop.hex</text:p>
          </table:table-cell>
          <table:table-cell table:number-columns-repeated="3"/>
          <table:table-cell office:value-type="string">
            <text:p>possan</text:p>
          </table:table-cell>
          <table:table-cell table:number-columns-repeated="1016"/>
        </table:table-row>
        <table:table-row table:style-name="ro1">
          <table:table-cell table:style-name="ce15" table:formula="of:=[.A219]+1" office:value-type="float" office:value="15">
            <text:p>15</text:p>
          </table:table-cell>
          <table:table-cell table:style-name="ce15" office:value-type="string">
            <text:p>Application</text:p>
          </table:table-cell>
          <table:table-cell table:style-name="ce15" office:value-type="string">
            <text:p>category-screens\Application.png</text:p>
          </table:table-cell>
          <table:table-cell table:style-name="ce15" table:number-columns-repeated="1021"/>
        </table:table-row>
        <table:table-row table:style-name="ro1">
          <table:table-cell table:formula="of:=[.A220]" office:value-type="float" office:value="15">
            <text:p>15</text:p>
          </table:table-cell>
          <table:table-cell office:value-type="string">
            <text:p>eggmaster</text:p>
          </table:table-cell>
          <table:table-cell office:value-type="string">
            <text:p>Application\eggmaster.png</text:p>
          </table:table-cell>
          <table:table-cell office:value-type="string">
            <text:p>Application\eggmaster.he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1]" office:value-type="float" office:value="15">
            <text:p>15</text:p>
          </table:table-cell>
          <table:table-cell office:value-type="string">
            <text:p>ArduboyGamepad</text:p>
          </table:table-cell>
          <table:table-cell office:value-type="string">
            <text:p>Application\ArduboyGamepad.png</text:p>
          </table:table-cell>
          <table:table-cell office:value-type="string">
            <text:p>Application\ArduboyGamepad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25]" office:value-type="float" office:value="15">
            <text:p>15</text:p>
          </table:table-cell>
          <table:table-cell office:value-type="string">
            <text:p>VirtualGamepad</text:p>
          </table:table-cell>
          <table:table-cell office:value-type="string">
            <text:p>Application\VirtualGamepad.png</text:p>
          </table:table-cell>
          <table:table-cell office:value-type="string">
            <text:p>Application\VirtualGamepad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22]" office:value-type="float" office:value="15">
            <text:p>15</text:p>
          </table:table-cell>
          <table:table-cell office:value-type="string">
            <text:p>Graph</text:p>
          </table:table-cell>
          <table:table-cell office:value-type="string">
            <text:p>Application\Graph.png</text:p>
          </table:table-cell>
          <table:table-cell office:value-type="string">
            <text:p>Application\Graph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36]" office:value-type="float" office:value="15">
            <text:p>15</text:p>
          </table:table-cell>
          <table:table-cell office:value-type="string">
            <text:p>graph2</text:p>
          </table:table-cell>
          <table:table-cell office:value-type="string">
            <text:p>Application\graph2.png</text:p>
          </table:table-cell>
          <table:table-cell office:value-type="string">
            <text:p>Application\graph2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V360</text:p>
          </table:table-cell>
          <table:table-cell table:number-columns-repeated="1016"/>
        </table:table-row>
        <table:table-row table:style-name="ro1">
          <table:table-cell table:formula="of:=[.A224]" office:value-type="float" office:value="15">
            <text:p>15</text:p>
          </table:table-cell>
          <table:table-cell office:value-type="string">
            <text:p>ArduSaver</text:p>
          </table:table-cell>
          <table:table-cell office:value-type="string">
            <text:p>Application\ArduSaver.png</text:p>
          </table:table-cell>
          <table:table-cell office:value-type="string">
            <text:p>Application\ArduSaver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Prototype</text:p>
          </table:table-cell>
          <table:table-cell table:number-columns-repeated="1016"/>
        </table:table-row>
        <table:table-row table:style-name="ro1">
          <table:table-cell table:formula="of:=[.A226]" office:value-type="float" office:value="15">
            <text:p>15</text:p>
          </table:table-cell>
          <table:table-cell office:value-type="string">
            <text:p>screensaver</text:p>
          </table:table-cell>
          <table:table-cell office:value-type="string">
            <text:p>Demos\screensaver.png</text:p>
          </table:table-cell>
          <table:table-cell office:value-type="string">
            <text:p>Demos\screensav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lockbird</text:p>
          </table:table-cell>
          <table:table-cell table:number-columns-repeated="1016"/>
        </table:table-row>
        <table:table-row table:style-name="ro1">
          <table:table-cell table:formula="of:=[.A227]" office:value-type="float" office:value="15">
            <text:p>15</text:p>
          </table:table-cell>
          <table:table-cell office:value-type="string">
            <text:p>GolfCompanion</text:p>
          </table:table-cell>
          <table:table-cell office:value-type="string">
            <text:p>Application\GolfCompanion.png</text:p>
          </table:table-cell>
          <table:table-cell office:value-type="string">
            <text:p>Application\GolfCompanion.he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Vampirics</text:p>
          </table:table-cell>
          <table:table-cell table:number-columns-repeated="1016"/>
        </table:table-row>
        <table:table-row table:style-name="ro1">
          <table:table-cell table:formula="of:=[.A228]" office:value-type="float" office:value="15">
            <text:p>15</text:p>
          </table:table-cell>
          <table:table-cell office:value-type="string">
            <text:p>ArduboyLife</text:p>
          </table:table-cell>
          <table:table-cell office:value-type="string">
            <text:p>Misc\ArduboyLife.png</text:p>
          </table:table-cell>
          <table:table-cell office:value-type="string">
            <text:p>Misc\ArduboyLif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9]" office:value-type="float" office:value="15">
            <text:p>15</text:p>
          </table:table-cell>
          <table:table-cell office:value-type="string">
            <text:p>gameoflife</text:p>
          </table:table-cell>
          <table:table-cell office:value-type="string">
            <text:p>Demos\gameoflife.png</text:p>
          </table:table-cell>
          <table:table-cell office:value-type="string">
            <text:p>Demos\gameoflife.hex</text:p>
          </table:table-cell>
          <table:table-cell table:number-columns-repeated="3"/>
          <table:table-cell office:value-type="string">
            <text:p>kmasato</text:p>
          </table:table-cell>
          <table:table-cell table:number-columns-repeated="1016"/>
        </table:table-row>
        <table:table-row table:style-name="ro1">
          <table:table-cell table:formula="of:=[.A230]" office:value-type="float" office:value="15">
            <text:p>15</text:p>
          </table:table-cell>
          <table:table-cell office:value-type="string">
            <text:p>boids</text:p>
          </table:table-cell>
          <table:table-cell office:value-type="string">
            <text:p>Demos\boids.png</text:p>
          </table:table-cell>
          <table:table-cell office:value-type="string">
            <text:p>Demos\boids.hex</text:p>
          </table:table-cell>
          <table:table-cell table:number-columns-repeated="3"/>
          <table:table-cell office:value-type="string">
            <text:p>elpassion</text:p>
          </table:table-cell>
          <table:table-cell table:number-columns-repeated="1016"/>
        </table:table-row>
        <table:table-row table:style-name="ro1">
          <table:table-cell table:formula="of:=[.A231]" office:value-type="float" office:value="15">
            <text:p>15</text:p>
          </table:table-cell>
          <table:table-cell office:value-type="string">
            <text:p>xmastree</text:p>
          </table:table-cell>
          <table:table-cell office:value-type="string">
            <text:p>Misc\xmastree.png</text:p>
          </table:table-cell>
          <table:table-cell office:value-type="string">
            <text:p>Misc\xmastree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rBlinky</text:p>
          </table:table-cell>
          <table:table-cell table:number-columns-repeated="1016"/>
        </table:table-row>
        <table:table-row table:style-name="ro1">
          <table:table-cell table:formula="of:=[.A232]" office:value-type="float" office:value="15">
            <text:p>15</text:p>
          </table:table-cell>
          <table:table-cell office:value-type="string">
            <text:p>fidget</text:p>
          </table:table-cell>
          <table:table-cell office:value-type="string">
            <text:p>Demos\fidget.png</text:p>
          </table:table-cell>
          <table:table-cell office:value-type="string">
            <text:p>Demos\fidget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rigonated</text:p>
          </table:table-cell>
          <table:table-cell table:number-columns-repeated="1016"/>
        </table:table-row>
        <table:table-row table:style-name="ro1">
          <table:table-cell table:formula="of:=[.A233]" office:value-type="float" office:value="15">
            <text:p>15</text:p>
          </table:table-cell>
          <table:table-cell office:value-type="string">
            <text:p>book</text:p>
          </table:table-cell>
          <table:table-cell office:value-type="string">
            <text:p>Application\book.png</text:p>
          </table:table-cell>
          <table:table-cell office:value-type="string">
            <text:p>Application\book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drummyfish</text:p>
          </table:table-cell>
          <table:table-cell table:number-columns-repeated="1016"/>
        </table:table-row>
        <table:table-row table:style-name="ro1">
          <table:table-cell table:formula="of:=[.A234]" office:value-type="float" office:value="15">
            <text:p>15</text:p>
          </table:table-cell>
          <table:table-cell office:value-type="string">
            <text:p>tgwnc</text:p>
          </table:table-cell>
          <table:table-cell office:value-type="string">
            <text:p>Misc\tgwnc.png</text:p>
          </table:table-cell>
          <table:table-cell office:value-type="string">
            <text:p>Misc\tgwnc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JuiceLizard</text:p>
          </table:table-cell>
          <table:table-cell table:number-columns-repeated="1016"/>
        </table:table-row>
        <table:table-row table:style-name="ro1">
          <table:table-cell table:formula="of:=[.A235]" office:value-type="float" office:value="15">
            <text:p>15</text:p>
          </table:table-cell>
          <table:table-cell office:value-type="string">
            <text:p>ArduboyLightMeter</text:p>
          </table:table-cell>
          <table:table-cell office:value-type="string">
            <text:p>Application\ArduboyLightMeter.png</text:p>
          </table:table-cell>
          <table:table-cell office:value-type="string">
            <text:p>Application\ArduboyLightMeter.he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23]" office:value-type="float" office:value="15">
            <text:p>15</text:p>
          </table:table-cell>
          <table:table-cell office:value-type="string">
            <text:p>arduEZ</text:p>
          </table:table-cell>
          <table:table-cell office:value-type="string">
            <text:p>Application\arduEZ.png</text:p>
          </table:table-cell>
          <table:table-cell office:value-type="string">
            <text:p>Application\arduEZ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youganai</text:p>
          </table:table-cell>
          <table:table-cell table:number-columns-repeated="1016"/>
        </table:table-row>
        <table:table-row table:style-name="ro1">
          <table:table-cell table:formula="of:=[.A237]" office:value-type="float" office:value="15">
            <text:p>15</text:p>
          </table:table-cell>
          <table:table-cell office:value-type="string">
            <text:p>OktaArduToken</text:p>
          </table:table-cell>
          <table:table-cell office:value-type="string">
            <text:p>Application\OktaArduToken.png</text:p>
          </table:table-cell>
          <table:table-cell office:value-type="string">
            <text:p>Application\OktaArduToken.he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fitnerd</text:p>
          </table:table-cell>
          <table:table-cell table:number-columns-repeated="1016"/>
        </table:table-row>
        <table:table-row table:style-name="ro1">
          <table:table-cell table:formula="of:=[.A238]" office:value-type="float" office:value="15">
            <text:p>15</text:p>
          </table:table-cell>
          <table:table-cell office:value-type="string">
            <text:p>ArduRemote</text:p>
          </table:table-cell>
          <table:table-cell office:value-type="string">
            <text:p>Application\ArduRemote.png</text:p>
          </table:table-cell>
          <table:table-cell office:value-type="string">
            <text:p>Application\ArduRemote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eried</text:p>
          </table:table-cell>
          <table:table-cell table:number-columns-repeated="1016"/>
        </table:table-row>
        <table:table-row table:style-name="ro1">
          <table:table-cell table:formula="of:=[.A239]" office:value-type="float" office:value="15">
            <text:p>15</text:p>
          </table:table-cell>
          <table:table-cell office:value-type="string">
            <text:p>sketch</text:p>
          </table:table-cell>
          <table:table-cell office:value-type="string">
            <text:p>Application\sketch.png</text:p>
          </table:table-cell>
          <table:table-cell office:value-type="string">
            <text:p>Application\sketch.he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ccaroon</text:p>
          </table:table-cell>
          <table:table-cell table:number-columns-repeated="1016"/>
        </table:table-row>
        <table:table-row table:style-name="ro1">
          <table:table-cell table:formula="of:=[.A240]" office:value-type="float" office:value="15">
            <text:p>15</text:p>
          </table:table-cell>
          <table:table-cell office:value-type="string">
            <text:p>ardubrain</text:p>
          </table:table-cell>
          <table:table-cell office:value-type="string">
            <text:p>Application\ardubrain.png</text:p>
          </table:table-cell>
          <table:table-cell office:value-type="string">
            <text:p>Application\ardubrain.he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renato-grottesi</text:p>
          </table:table-cell>
          <table:table-cell table:number-columns-repeated="1016"/>
        </table:table-row>
        <table:table-row table:style-name="ro1">
          <table:table-cell table:formula="of:=[.A241]" office:value-type="float" office:value="15">
            <text:p>15</text:p>
          </table:table-cell>
          <table:table-cell office:value-type="string">
            <text:p>CreditCard</text:p>
          </table:table-cell>
          <table:table-cell office:value-type="string">
            <text:p>Application\CreditCard.png</text:p>
          </table:table-cell>
          <table:table-cell office:value-type="string">
            <text:p>Application\CreditCard.he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adya121</text:p>
          </table:table-cell>
          <table:table-cell table:number-columns-repeated="1016"/>
        </table:table-row>
        <table:table-row table:style-name="ro1">
          <table:table-cell table:formula="of:=[.A242]" office:value-type="float" office:value="15">
            <text:p>15</text:p>
          </table:table-cell>
          <table:table-cell office:value-type="string">
            <text:p>Calendar</text:p>
          </table:table-cell>
          <table:table-cell office:value-type="string">
            <text:p>Application\Calendar.png</text:p>
          </table:table-cell>
          <table:table-cell office:value-type="string">
            <text:p>Application\Calendar.he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hartmann1301</text:p>
          </table:table-cell>
          <table:table-cell table:number-columns-repeated="1016"/>
        </table:table-row>
        <table:table-row table:style-name="ro1">
          <table:table-cell table:style-name="ce16" table:formula="of:=[.A243]+1" office:value-type="float" office:value="16">
            <text:p>16</text:p>
          </table:table-cell>
          <table:table-cell table:style-name="ce16" office:value-type="string">
            <text:p>Tools</text:p>
          </table:table-cell>
          <table:table-cell table:style-name="ce16" office:value-type="string">
            <text:p>category-screens\Tools.png</text:p>
          </table:table-cell>
          <table:table-cell table:style-name="ce16" table:number-columns-repeated="1021"/>
        </table:table-row>
        <table:table-row table:style-name="ro1">
          <table:table-cell table:formula="of:=[.A244]" office:value-type="float" office:value="16">
            <text:p>16</text:p>
          </table:table-cell>
          <table:table-cell office:value-type="string">
            <text:p>Ardutosh</text:p>
          </table:table-cell>
          <table:table-cell office:value-type="string">
            <text:p>Application\Ardutosh.png</text:p>
          </table:table-cell>
          <table:table-cell office:value-type="string">
            <text:p>Application\Ardutosh.hex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jhhoward</text:p>
          </table:table-cell>
          <table:table-cell table:number-columns-repeated="1016"/>
        </table:table-row>
        <table:table-row table:style-name="ro1">
          <table:table-cell table:formula="of:=[.A245]" office:value-type="float" office:value="16">
            <text:p>16</text:p>
          </table:table-cell>
          <table:table-cell office:value-type="string">
            <text:p>Abshell</text:p>
          </table:table-cell>
          <table:table-cell office:value-type="string">
            <text:p>Application\Abshell.png</text:p>
          </table:table-cell>
          <table:table-cell office:value-type="string">
            <text:p>Application\Abshell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boochow</text:p>
          </table:table-cell>
          <table:table-cell table:number-columns-repeated="1016"/>
        </table:table-row>
        <table:table-row table:style-name="ro1">
          <table:table-cell table:formula="of:=[.A246]" office:value-type="float" office:value="16">
            <text:p>16</text:p>
          </table:table-cell>
          <table:table-cell office:value-type="string">
            <text:p>CodersToolbox</text:p>
          </table:table-cell>
          <table:table-cell office:value-type="string">
            <text:p>Application\Toolbox.png</text:p>
          </table:table-cell>
          <table:table-cell office:value-type="string">
            <text:p>Application\Toolbox.hex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>
          <table:table-cell table:formula="of:=[.A247]" office:value-type="float" office:value="16">
            <text:p>16</text:p>
          </table:table-cell>
          <table:table-cell office:value-type="string">
            <text:p>ABAsmDP1</text:p>
          </table:table-cell>
          <table:table-cell office:value-type="string">
            <text:p>Application\ABAsmDP1.png</text:p>
          </table:table-cell>
          <table:table-cell office:value-type="string">
            <text:p>Application\ABAsmDP1.he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fuopy</text:p>
          </table:table-cell>
          <table:table-cell table:number-columns-repeated="1016"/>
        </table:table-row>
        <table:table-row table:style-name="ro1">
          <table:table-cell table:formula="of:=[.A248]" office:value-type="float" office:value="16">
            <text:p>16</text:p>
          </table:table-cell>
          <table:table-cell office:value-type="string">
            <text:p>ArduboyAssistant</text:p>
          </table:table-cell>
          <table:table-cell office:value-type="string">
            <text:p>Application\ArduboyAssistant.png</text:p>
          </table:table-cell>
          <table:table-cell office:value-type="string">
            <text:p>Application\ArduboyAssistant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ait</text:p>
          </table:table-cell>
          <table:table-cell table:number-columns-repeated="1016"/>
        </table:table-row>
        <table:table-row table:style-name="ro1">
          <table:table-cell table:formula="of:=[.A249]" office:value-type="float" office:value="16">
            <text:p>16</text:p>
          </table:table-cell>
          <table:table-cell office:value-type="string">
            <text:p>ASE</text:p>
          </table:table-cell>
          <table:table-cell office:value-type="string">
            <text:p>Application\ASE.png</text:p>
          </table:table-cell>
          <table:table-cell office:value-type="string">
            <text:p>Application\ASE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pmwasson</text:p>
          </table:table-cell>
          <table:table-cell table:number-columns-repeated="1016"/>
        </table:table-row>
        <table:table-row table:style-name="ro1">
          <table:table-cell table:formula="of:=[.A250]" office:value-type="float" office:value="16">
            <text:p>16</text:p>
          </table:table-cell>
          <table:table-cell office:value-type="string">
            <text:p>PocketPDA</text:p>
          </table:table-cell>
          <table:table-cell office:value-type="string">
            <text:p>Application\PocketPDA.png</text:p>
          </table:table-cell>
          <table:table-cell office:value-type="string">
            <text:p>Application\PocketPDA.he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WangRenxin</text:p>
          </table:table-cell>
          <table:table-cell table:number-columns-repeated="1016"/>
        </table:table-row>
        <table:table-row table:style-name="ro1">
          <table:table-cell table:formula="of:=[.A251]" office:value-type="float" office:value="16">
            <text:p>16</text:p>
          </table:table-cell>
          <table:table-cell office:value-type="string">
            <text:p>brainfxck</text:p>
          </table:table-cell>
          <table:table-cell office:value-type="string">
            <text:p>Application\brainfxck.png</text:p>
          </table:table-cell>
          <table:table-cell office:value-type="string">
            <text:p>Application\brainfxck.he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red-hara</text:p>
          </table:table-cell>
          <table:table-cell table:number-columns-repeated="1016"/>
        </table:table-row>
        <table:table-row table:style-name="ro1">
          <table:table-cell table:formula="of:=[.A252]" office:value-type="float" office:value="16">
            <text:p>16</text:p>
          </table:table-cell>
          <table:table-cell office:value-type="string">
            <text:p>SetSystemEEPROM</text:p>
          </table:table-cell>
          <table:table-cell office:value-type="string">
            <text:p>Application\SetSystemEEPROM.png</text:p>
          </table:table-cell>
          <table:table-cell office:value-type="string">
            <text:p>Application\SetSystemEEPROM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LXXXp</text:p>
          </table:table-cell>
          <table:table-cell table:number-columns-repeated="1016"/>
        </table:table-row>
        <table:table-row table:style-name="ro1">
          <table:table-cell table:formula="of:=[.A253]" office:value-type="float" office:value="16">
            <text:p>16</text:p>
          </table:table-cell>
          <table:table-cell office:value-type="string">
            <text:p>EEPROMEditor</text:p>
          </table:table-cell>
          <table:table-cell office:value-type="string">
            <text:p>Application\EEPROMEditor.png</text:p>
          </table:table-cell>
          <table:table-cell office:value-type="string">
            <text:p>Application\EEPROMEditor.he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ilmote</text:p>
          </table:table-cell>
          <table:table-cell table:number-columns-repeated="1016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9/01/2020</text:date>, <text:time>13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9-01T13:39:50.79</dc:date>
    <meta:editing-cycles>6</meta:editing-cycles>
    <meta:editing-duration>PT1H32M9S</meta:editing-duration>
    <meta:document-statistic meta:table-count="1" meta:cell-count="1439" meta:object-count="0"/>
  </office:meta>
</office:document-meta>
</file>